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3.5466666666667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IDENTIFICACION</text:p>
          </table:table-cell>
          <table:table-cell office:value-type="string" table:style-name="ce1">
            <text:p>CTA</text:p>
          </table:table-cell>
          <table:table-cell office:value-type="string" table:style-name="ce1">
            <text:p>TIP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BEL GREGORIO GILER LOOR</text:p>
          </table:table-cell>
          <table:table-cell office:value-type="float" office:value="1313692152" table:style-name="ce1">
            <text:p>1313692152</text:p>
          </table:table-cell>
          <table:table-cell office:value-type="float" office:value="2052374" table:style-name="ce1">
            <text:p>205237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DRIANA DE LAS MERCEDES LOPEZ</text:p>
          </table:table-cell>
          <table:table-cell office:value-type="float" office:value="1702763457" table:style-name="ce1">
            <text:p>1702763457</text:p>
          </table:table-cell>
          <table:table-cell office:value-type="float" office:value="5081018907" table:style-name="ce1">
            <text:p>508101890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DRIANA EVELYN RUBIO RAMIREZ</text:p>
          </table:table-cell>
          <table:table-cell office:value-type="float" office:value="104432828" table:style-name="ce1">
            <text:p>104432828</text:p>
          </table:table-cell>
          <table:table-cell office:value-type="float" office:value="4071083829" table:style-name="ce1">
            <text:p>407108382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GUALONGO CARRERA JUAN CARLOS</text:p>
          </table:table-cell>
          <table:table-cell office:value-type="float" office:value="1804903886" table:style-name="ce1">
            <text:p>1804903886</text:p>
          </table:table-cell>
          <table:table-cell office:value-type="float" office:value="3348831" table:style-name="ce1">
            <text:p>334883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LEX BENIGNO FRANCO CARRION</text:p>
          </table:table-cell>
          <table:table-cell office:value-type="float" office:value="915117774" table:style-name="ce1">
            <text:p>915117774</text:p>
          </table:table-cell>
          <table:table-cell office:value-type="float" office:value="61155131" table:style-name="ce1">
            <text:p>6115513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LVARADO ZAMBRANO ROBERTH ALEXIS</text:p>
          </table:table-cell>
          <table:table-cell office:value-type="float" office:value="1312467135" table:style-name="ce1">
            <text:p>1312467135</text:p>
          </table:table-cell>
          <table:table-cell office:value-type="float" office:value="1101169054" table:style-name="ce1">
            <text:p>110116905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A CRISTINA LAPENTTY NEIRA</text:p>
          </table:table-cell>
          <table:table-cell office:value-type="float" office:value="911329829" table:style-name="ce1">
            <text:p>911329829</text:p>
          </table:table-cell>
          <table:table-cell office:value-type="float" office:value="1959645" table:style-name="ce1">
            <text:p>19596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A IVONNE ALARCON MITE</text:p>
          </table:table-cell>
          <table:table-cell office:value-type="float" office:value="925198798" table:style-name="ce1">
            <text:p>925198798</text:p>
          </table:table-cell>
          <table:table-cell office:value-type="float" office:value="21352811" table:style-name="ce1">
            <text:p>2135281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CHUNDIA ANCHUNDIA STALIN BERNARDO</text:p>
          </table:table-cell>
          <table:table-cell office:value-type="float" office:value="1309739132" table:style-name="ce1">
            <text:p>1309739132</text:p>
          </table:table-cell>
          <table:table-cell office:value-type="float" office:value="1101177446" table:style-name="ce1">
            <text:p>110117744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DREA SOLANO DEL PEZO</text:p>
          </table:table-cell>
          <table:table-cell office:value-type="float" office:value="901570267" table:style-name="ce1">
            <text:p>901570267</text:p>
          </table:table-cell>
          <table:table-cell office:value-type="float" office:value="7001046847" table:style-name="ce1">
            <text:p>700104684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DREA VERONICA LANDY CORONEL</text:p>
          </table:table-cell>
          <table:table-cell office:value-type="float" office:value="922128400" table:style-name="ce1">
            <text:p>922128400</text:p>
          </table:table-cell>
          <table:table-cell office:value-type="float" office:value="915013986" table:style-name="ce1">
            <text:p>91501398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GELITA DE LAS MERCEDES GAONA</text:p>
          </table:table-cell>
          <table:table-cell office:value-type="float" office:value="1705355269" table:style-name="ce1">
            <text:p>1705355269</text:p>
          </table:table-cell>
          <table:table-cell office:value-type="float" office:value="1611028243" table:style-name="ce1">
            <text:p>161102824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TONELLA CARRILLO GAFTER</text:p>
          </table:table-cell>
          <table:table-cell office:value-type="float" office:value="911138600" table:style-name="ce1">
            <text:p>911138600</text:p>
          </table:table-cell>
          <table:table-cell office:value-type="float" office:value="25012123" table:style-name="ce1">
            <text:p>2501212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ANTONIO ALEJANDRO ESPINOZA MAT</text:p>
          </table:table-cell>
          <table:table-cell office:value-type="float" office:value="904043080" table:style-name="ce1">
            <text:p>904043080</text:p>
          </table:table-cell>
          <table:table-cell office:value-type="float" office:value="1869147" table:style-name="ce1">
            <text:p>186914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BAILON LUQUE DAVID MEREGILDO</text:p>
          </table:table-cell>
          <table:table-cell office:value-type="float" office:value="914713078" table:style-name="ce1">
            <text:p>914713078</text:p>
          </table:table-cell>
          <table:table-cell office:value-type="float" office:value="1998291" table:style-name="ce1">
            <text:p>199829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BOLAÑOS VIVANCO DAVID RICARDO</text:p>
          </table:table-cell>
          <table:table-cell office:value-type="float" office:value="920240629" table:style-name="ce1">
            <text:p>920240629</text:p>
          </table:table-cell>
          <table:table-cell office:value-type="float" office:value="3434485" table:style-name="ce1">
            <text:p>343448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CARLOS ANIBAL TORRES ERAZO</text:p>
          </table:table-cell>
          <table:table-cell office:value-type="float" office:value="1705954046" table:style-name="ce1">
            <text:p>1705954046</text:p>
          </table:table-cell>
          <table:table-cell office:value-type="float" office:value="1651042927" table:style-name="ce1">
            <text:p>165104292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CARMEN DEL ROCIO PARRAGA MARTI</text:p>
          </table:table-cell>
          <table:table-cell office:value-type="float" office:value="905591046" table:style-name="ce1">
            <text:p>905591046</text:p>
          </table:table-cell>
          <table:table-cell office:value-type="float" office:value="951100214" table:style-name="ce1">
            <text:p>95110021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CARMEN MARIETA RIOFRIO MEDINA</text:p>
          </table:table-cell>
          <table:table-cell office:value-type="float" office:value="1704055951" table:style-name="ce1">
            <text:p>1704055951</text:p>
          </table:table-cell>
          <table:table-cell office:value-type="float" office:value="1681029145" table:style-name="ce1">
            <text:p>16810291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CEDENO MACIAS JOHN ANTHONY</text:p>
          </table:table-cell>
          <table:table-cell office:value-type="float" office:value="1751603828" table:style-name="ce1">
            <text:p>1751603828</text:p>
          </table:table-cell>
          <table:table-cell office:value-type="float" office:value="51889721" table:style-name="ce1">
            <text:p>5188972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CHOCO PADILLA FRANKLIN VINICIO</text:p>
          </table:table-cell>
          <table:table-cell office:value-type="float" office:value="1721141099" table:style-name="ce1">
            <text:p>1721141099</text:p>
          </table:table-cell>
          <table:table-cell office:value-type="float" office:value="921137116" table:style-name="ce1">
            <text:p>92113711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ALTON RENE CONTRERAS MACIAS</text:p>
          </table:table-cell>
          <table:table-cell office:value-type="float" office:value="913457198" table:style-name="ce1">
            <text:p>913457198</text:p>
          </table:table-cell>
          <table:table-cell office:value-type="float" office:value="851028925" table:style-name="ce1">
            <text:p>85102892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AVID FRANCISCO EGAS YEROVI</text:p>
          </table:table-cell>
          <table:table-cell office:value-type="float" office:value="1716397698" table:style-name="ce1">
            <text:p>1716397698</text:p>
          </table:table-cell>
          <table:table-cell office:value-type="float" office:value="5021098535" table:style-name="ce1">
            <text:p>502109853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EISY SARAGURO</text:p>
          </table:table-cell>
          <table:table-cell office:value-type="float" office:value="1103211742" table:style-name="ce1">
            <text:p>1103211742</text:p>
          </table:table-cell>
          <table:table-cell office:value-type="float" office:value="1405005865" table:style-name="ce1">
            <text:p>1405005865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EL SALTO VINUEZA ARIANA CAROLINA</text:p>
          </table:table-cell>
          <table:table-cell office:value-type="float" office:value="202128435" table:style-name="ce1">
            <text:p>202128435</text:p>
          </table:table-cell>
          <table:table-cell office:value-type="float" office:value="5081179553" table:style-name="ce1">
            <text:p>50811795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IAZ GUAMAN DAPHNE GABRIELA</text:p>
          </table:table-cell>
          <table:table-cell office:value-type="float" office:value="954228912" table:style-name="ce1">
            <text:p>954228912</text:p>
          </table:table-cell>
          <table:table-cell office:value-type="float" office:value="3549105" table:style-name="ce1">
            <text:p>354910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OLORES KATHERINE AREVALO RODRIGUEZ</text:p>
          </table:table-cell>
          <table:table-cell office:value-type="float" office:value="910850973" table:style-name="ce1">
            <text:p>910850973</text:p>
          </table:table-cell>
          <table:table-cell office:value-type="float" office:value="1401186161" table:style-name="ce1">
            <text:p>140118616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OLORES PATRICIA YAZAN ZUÑIGA</text:p>
          </table:table-cell>
          <table:table-cell office:value-type="float" office:value="1710358084" table:style-name="ce1">
            <text:p>1710358084</text:p>
          </table:table-cell>
          <table:table-cell office:value-type="float" office:value="5061048609" table:style-name="ce1">
            <text:p>50610486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OLORES STELA VERA MENDOZA</text:p>
          </table:table-cell>
          <table:table-cell office:value-type="float" office:value="1201050901" table:style-name="ce1">
            <text:p>1201050901</text:p>
          </table:table-cell>
          <table:table-cell office:value-type="float" office:value="2031037641" table:style-name="ce1">
            <text:p>203103764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R.LUIS EMILIO COLOMA CALLE</text:p>
          </table:table-cell>
          <table:table-cell office:value-type="float" office:value="919265249" table:style-name="ce1">
            <text:p>919265249</text:p>
          </table:table-cell>
          <table:table-cell office:value-type="float" office:value="4025013881" table:style-name="ce1">
            <text:p>402501388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DUNUSI S.A.</text:p>
          </table:table-cell>
          <table:table-cell office:value-type="float" office:value="992391774001" table:style-name="ce1">
            <text:p>9,92392E+11</text:p>
          </table:table-cell>
          <table:table-cell office:value-type="float" office:value="1675003606" table:style-name="ce1">
            <text:p>167500360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EDUARDO JAVIER CATUCUAMBA LECHON</text:p>
          </table:table-cell>
          <table:table-cell office:value-type="float" office:value="1719929612" table:style-name="ce1">
            <text:p>1719929612</text:p>
          </table:table-cell>
          <table:table-cell office:value-type="float" office:value="5051155617" table:style-name="ce1">
            <text:p>505115561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EDWIN DANILO MERA DEL POZO</text:p>
          </table:table-cell>
          <table:table-cell office:value-type="float" office:value="909310419" table:style-name="ce1">
            <text:p>909310419</text:p>
          </table:table-cell>
          <table:table-cell office:value-type="float" office:value="21566473" table:style-name="ce1">
            <text:p>2156647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ELIZABETH ALEXANDRA VELEZ PARR</text:p>
          </table:table-cell>
          <table:table-cell office:value-type="float" office:value="923241053" table:style-name="ce1">
            <text:p>923241053</text:p>
          </table:table-cell>
          <table:table-cell office:value-type="float" office:value="31149451" table:style-name="ce1">
            <text:p>3114945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ELVIA MARISOL MERA BRON</text:p>
          </table:table-cell>
          <table:table-cell office:value-type="float" office:value="702647991" table:style-name="ce1">
            <text:p>702647991</text:p>
          </table:table-cell>
          <table:table-cell office:value-type="float" office:value="3001059241" table:style-name="ce1">
            <text:p>300105924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ERICK TORRES TOMALA</text:p>
          </table:table-cell>
          <table:table-cell office:value-type="float" office:value="704466648" table:style-name="ce1">
            <text:p>704466648</text:p>
          </table:table-cell>
          <table:table-cell office:value-type="float" office:value="2231334" table:style-name="ce1">
            <text:p>223133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EVELYN ISABEL CAMPOVERDE LAYAN</text:p>
          </table:table-cell>
          <table:table-cell office:value-type="float" office:value="924283286" table:style-name="ce1">
            <text:p>924283286</text:p>
          </table:table-cell>
          <table:table-cell office:value-type="float" office:value="881065353" table:style-name="ce1">
            <text:p>8810653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FAUSTO CRISTIAN VITERI CRUZ</text:p>
          </table:table-cell>
          <table:table-cell office:value-type="float" office:value="922339536" table:style-name="ce1">
            <text:p>922339536</text:p>
          </table:table-cell>
          <table:table-cell office:value-type="float" office:value="2001018689" table:style-name="ce1">
            <text:p>200101868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FAUSTO RAMIRO GUAYANAY VICENTE</text:p>
          </table:table-cell>
          <table:table-cell office:value-type="float" office:value="1103427660" table:style-name="ce1">
            <text:p>1103427660</text:p>
          </table:table-cell>
          <table:table-cell office:value-type="float" office:value="1401128291" table:style-name="ce1">
            <text:p>140112829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FELICITA ANASTACIA TOMALA GUAL</text:p>
          </table:table-cell>
          <table:table-cell office:value-type="float" office:value="906489984" table:style-name="ce1">
            <text:p>906489984</text:p>
          </table:table-cell>
          <table:table-cell office:value-type="float" office:value="7001062901" table:style-name="ce1">
            <text:p>700106290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FILERMA YAMALY GARCIA MENDOZA</text:p>
          </table:table-cell>
          <table:table-cell office:value-type="float" office:value="803260728" table:style-name="ce1">
            <text:p>803260728</text:p>
          </table:table-cell>
          <table:table-cell office:value-type="float" office:value="1205029313" table:style-name="ce1">
            <text:p>120502931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FLORA ANABEL ARIAS ARMIJOS</text:p>
          </table:table-cell>
          <table:table-cell office:value-type="float" office:value="1103983415" table:style-name="ce1">
            <text:p>1103983415</text:p>
          </table:table-cell>
          <table:table-cell office:value-type="float" office:value="1401062387" table:style-name="ce1">
            <text:p>140106238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GABRIELA IVONNE ZAMBRANO PEREZ</text:p>
          </table:table-cell>
          <table:table-cell office:value-type="float" office:value="1723342224" table:style-name="ce1">
            <text:p>1723342224</text:p>
          </table:table-cell>
          <table:table-cell office:value-type="float" office:value="5091046167" table:style-name="ce1">
            <text:p>509104616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GUSTAVO CHANEL FLORES CALLE</text:p>
          </table:table-cell>
          <table:table-cell office:value-type="float" office:value="703223941" table:style-name="ce1">
            <text:p>703223941</text:p>
          </table:table-cell>
          <table:table-cell office:value-type="float" office:value="21475665" table:style-name="ce1">
            <text:p>2147566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INDUMAD S. A.</text:p>
          </table:table-cell>
          <table:table-cell office:value-type="float" office:value="990658196001" table:style-name="ce1">
            <text:p>9,90658E+11</text:p>
          </table:table-cell>
          <table:table-cell office:value-type="float" office:value="5311831" table:style-name="ce1">
            <text:p>531183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IRLANDA ALBARRACIN E.</text:p>
          </table:table-cell>
          <table:table-cell office:value-type="float" office:value="700970650" table:style-name="ce1">
            <text:p>700970650</text:p>
          </table:table-cell>
          <table:table-cell office:value-type="float" office:value="4025008010" table:style-name="ce1">
            <text:p>4025008010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ISAIAS GERARDO FILIAN CRUZ</text:p>
          </table:table-cell>
          <table:table-cell office:value-type="float" office:value="908754245" table:style-name="ce1">
            <text:p>908754245</text:p>
          </table:table-cell>
          <table:table-cell office:value-type="float" office:value="11275439" table:style-name="ce1">
            <text:p>1127543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AIME ALFREDO HERRERA GALLEGOS</text:p>
          </table:table-cell>
          <table:table-cell office:value-type="float" office:value="908359656" table:style-name="ce1">
            <text:p>908359656</text:p>
          </table:table-cell>
          <table:table-cell office:value-type="float" office:value="1292911" table:style-name="ce1">
            <text:p>129291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AIRO TARIRA</text:p>
          </table:table-cell>
          <table:table-cell office:value-type="float" office:value="929640753" table:style-name="ce1">
            <text:p>929640753</text:p>
          </table:table-cell>
          <table:table-cell office:value-type="float" office:value="1825003230" table:style-name="ce1">
            <text:p>1825003230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EANNETH ALEXANDRA SOTO CHUCHO</text:p>
          </table:table-cell>
          <table:table-cell office:value-type="float" office:value="1721130290" table:style-name="ce1">
            <text:p>1721130290</text:p>
          </table:table-cell>
          <table:table-cell office:value-type="float" office:value="5051021447" table:style-name="ce1">
            <text:p>505102144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EFFERSON PATRICIO VIZUETE PARRA</text:p>
          </table:table-cell>
          <table:table-cell office:value-type="float" office:value="1723188064" table:style-name="ce1">
            <text:p>1723188064</text:p>
          </table:table-cell>
          <table:table-cell office:value-type="float" office:value="5001558405" table:style-name="ce1">
            <text:p>500155840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OHNNY FABRICIO MOREIRA BURGOS</text:p>
          </table:table-cell>
          <table:table-cell office:value-type="float" office:value="918900341" table:style-name="ce1">
            <text:p>918900341</text:p>
          </table:table-cell>
          <table:table-cell office:value-type="float" office:value="21336395" table:style-name="ce1">
            <text:p>2133639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ORGE EFREN LOYOLA BORJA</text:p>
          </table:table-cell>
          <table:table-cell office:value-type="float" office:value="1716501273" table:style-name="ce1">
            <text:p>1716501273</text:p>
          </table:table-cell>
          <table:table-cell office:value-type="float" office:value="1031047909" table:style-name="ce1">
            <text:p>10310479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ORGE FRANCISCO ALVAREZ ZAPATA</text:p>
          </table:table-cell>
          <table:table-cell office:value-type="float" office:value="903383644" table:style-name="ce1">
            <text:p>903383644</text:p>
          </table:table-cell>
          <table:table-cell office:value-type="float" office:value="21430209" table:style-name="ce1">
            <text:p>214302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OSE LUIS MENDOZA LOOR</text:p>
          </table:table-cell>
          <table:table-cell office:value-type="float" office:value="1717381881" table:style-name="ce1">
            <text:p>1717381881</text:p>
          </table:table-cell>
          <table:table-cell office:value-type="float" office:value="1001207743" table:style-name="ce1">
            <text:p>100120774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OSE PATRICIO RECALDE PAEZ</text:p>
          </table:table-cell>
          <table:table-cell office:value-type="float" office:value="801933466" table:style-name="ce1">
            <text:p>801933466</text:p>
          </table:table-cell>
          <table:table-cell office:value-type="float" office:value="1301074270" table:style-name="ce1">
            <text:p>130107427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OSE RUDI ESPINOZA ROSADO</text:p>
          </table:table-cell>
          <table:table-cell office:value-type="float" office:value="914414271" table:style-name="ce1">
            <text:p>914414271</text:p>
          </table:table-cell>
          <table:table-cell office:value-type="float" office:value="941263856" table:style-name="ce1">
            <text:p>94126385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UAN CARLOS GARCIA ALENCASTRO</text:p>
          </table:table-cell>
          <table:table-cell office:value-type="float" office:value="906811252" table:style-name="ce1">
            <text:p>906811252</text:p>
          </table:table-cell>
          <table:table-cell office:value-type="float" office:value="2001027501" table:style-name="ce1">
            <text:p>200102750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UAN CARLOS TERRAZA OJEDA</text:p>
          </table:table-cell>
          <table:table-cell office:value-type="float" office:value="1716155427" table:style-name="ce1">
            <text:p>1716155427</text:p>
          </table:table-cell>
          <table:table-cell office:value-type="float" office:value="1878437" table:style-name="ce1">
            <text:p>187843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UDITH LORENZA CARRIEL SANCHEZ</text:p>
          </table:table-cell>
          <table:table-cell office:value-type="float" office:value="902341403" table:style-name="ce1">
            <text:p>902341403</text:p>
          </table:table-cell>
          <table:table-cell office:value-type="float" office:value="1848109" table:style-name="ce1">
            <text:p>18481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JULIO GERMAN GUARTAMBER SOTAMB</text:p>
          </table:table-cell>
          <table:table-cell office:value-type="float" office:value="913749339" table:style-name="ce1">
            <text:p>913749339</text:p>
          </table:table-cell>
          <table:table-cell office:value-type="float" office:value="941113160" table:style-name="ce1">
            <text:p>94111316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KARIN JANINA MACHUCA CHAPA</text:p>
          </table:table-cell>
          <table:table-cell office:value-type="float" office:value="914038716" table:style-name="ce1">
            <text:p>914038716</text:p>
          </table:table-cell>
          <table:table-cell office:value-type="float" office:value="61046611" table:style-name="ce1">
            <text:p>6104661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KOPELLE ECUADOR S.A.</text:p>
          </table:table-cell>
          <table:table-cell office:value-type="float" office:value="1793189624001" table:style-name="ce1">
            <text:p>1,79319E+12</text:p>
          </table:table-cell>
          <table:table-cell office:value-type="float" office:value="5081183469" table:style-name="ce1">
            <text:p>508118346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AURA <text:s/>PAREDES C</text:p>
          </table:table-cell>
          <table:table-cell office:value-type="float" office:value="1709675597" table:style-name="ce1">
            <text:p>1709675597</text:p>
          </table:table-cell>
          <table:table-cell office:value-type="float" office:value="5025020824" table:style-name="ce1">
            <text:p>5025020824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AURA CARMEN SOTOMAYOR MESTANZ</text:p>
          </table:table-cell>
          <table:table-cell office:value-type="float" office:value="1200822391" table:style-name="ce1">
            <text:p>1200822391</text:p>
          </table:table-cell>
          <table:table-cell office:value-type="float" office:value="7001036385" table:style-name="ce1">
            <text:p>700103638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EONEL ANTONIO ZAMBRANO MOREIRA</text:p>
          </table:table-cell>
          <table:table-cell office:value-type="float" office:value="1309041869" table:style-name="ce1">
            <text:p>1309041869</text:p>
          </table:table-cell>
          <table:table-cell office:value-type="float" office:value="2385798" table:style-name="ce1">
            <text:p>238579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IC. ALFONSO ROCHA</text:p>
          </table:table-cell>
          <table:table-cell office:value-type="float" office:value="1000196152" table:style-name="ce1">
            <text:p>1000196152</text:p>
          </table:table-cell>
          <table:table-cell office:value-type="float" office:value="1615000797" table:style-name="ce1">
            <text:p>1615000797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ISBETH DEYANIRA PEREZ MARTINEZ</text:p>
          </table:table-cell>
          <table:table-cell office:value-type="float" office:value="963328901" table:style-name="ce1">
            <text:p>963328901</text:p>
          </table:table-cell>
          <table:table-cell office:value-type="float" office:value="61321111" table:style-name="ce1">
            <text:p>6132111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UCILA MALDONADO A FAV. DE LES</text:p>
          </table:table-cell>
          <table:table-cell office:value-type="float" office:value="1714908801" table:style-name="ce1">
            <text:p>1714908801</text:p>
          </table:table-cell>
          <table:table-cell office:value-type="float" office:value="1021014249" table:style-name="ce1">
            <text:p>102101424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UIGI ULDARICO REYES CARDENAS</text:p>
          </table:table-cell>
          <table:table-cell office:value-type="float" office:value="1304399726" table:style-name="ce1">
            <text:p>1304399726</text:p>
          </table:table-cell>
          <table:table-cell office:value-type="float" office:value="1121150296" table:style-name="ce1">
            <text:p>112115029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UIS ALBERTO MORA PAREDES</text:p>
          </table:table-cell>
          <table:table-cell office:value-type="float" office:value="1803408838" table:style-name="ce1">
            <text:p>1803408838</text:p>
          </table:table-cell>
          <table:table-cell office:value-type="float" office:value="1021057173" table:style-name="ce1">
            <text:p>102105717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UIS HUMBERTO ONCE LANDI</text:p>
          </table:table-cell>
          <table:table-cell office:value-type="float" office:value="1701014910" table:style-name="ce1">
            <text:p>1701014910</text:p>
          </table:table-cell>
          <table:table-cell office:value-type="float" office:value="5001159703" table:style-name="ce1">
            <text:p>500115970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LUISA CLEOTILDE VALDIVIEZO CEDILLO</text:p>
          </table:table-cell>
          <table:table-cell office:value-type="float" office:value="703449074" table:style-name="ce1">
            <text:p>703449074</text:p>
          </table:table-cell>
          <table:table-cell office:value-type="float" office:value="5011097217" table:style-name="ce1">
            <text:p>501109721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ARCO ALEXANDER CHINININ MACANCHI</text:p>
          </table:table-cell>
          <table:table-cell office:value-type="float" office:value="1103925754" table:style-name="ce1">
            <text:p>1103925754</text:p>
          </table:table-cell>
          <table:table-cell office:value-type="float" office:value="1401115255" table:style-name="ce1">
            <text:p>140111525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ARIA ISABEL IDROBO AGUIRRE</text:p>
          </table:table-cell>
          <table:table-cell office:value-type="float" office:value="1716634561" table:style-name="ce1">
            <text:p>1716634561</text:p>
          </table:table-cell>
          <table:table-cell office:value-type="float" office:value="21291787" table:style-name="ce1">
            <text:p>2129178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ARIA ISABEL MACIAS ALAVA</text:p>
          </table:table-cell>
          <table:table-cell office:value-type="float" office:value="1310687841" table:style-name="ce1">
            <text:p>1310687841</text:p>
          </table:table-cell>
          <table:table-cell office:value-type="float" office:value="1121083944" table:style-name="ce1">
            <text:p>112108394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ARQUEZ FARIAS CARLOS VICENTE</text:p>
          </table:table-cell>
          <table:table-cell office:value-type="float" office:value="1312262072" table:style-name="ce1">
            <text:p>1312262072</text:p>
          </table:table-cell>
          <table:table-cell office:value-type="float" office:value="981287222" table:style-name="ce1">
            <text:p>98128722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AURO ENRIQUE PINARGOTE PINARG</text:p>
          </table:table-cell>
          <table:table-cell office:value-type="float" office:value="1310076052" table:style-name="ce1">
            <text:p>1310076052</text:p>
          </table:table-cell>
          <table:table-cell office:value-type="float" office:value="1121045642" table:style-name="ce1">
            <text:p>112104564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AYRA ROCIO PULLA MERINO</text:p>
          </table:table-cell>
          <table:table-cell office:value-type="float" office:value="705047009" table:style-name="ce1">
            <text:p>705047009</text:p>
          </table:table-cell>
          <table:table-cell office:value-type="float" office:value="3001049487" table:style-name="ce1">
            <text:p>300104948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ERO ORDENANA SUSANA MARIA</text:p>
          </table:table-cell>
          <table:table-cell office:value-type="float" office:value="926222274" table:style-name="ce1">
            <text:p>926222274</text:p>
          </table:table-cell>
          <table:table-cell office:value-type="float" office:value="3309235" table:style-name="ce1">
            <text:p>330923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IGUEL BENITO MUÑOZ MENENDEZ</text:p>
          </table:table-cell>
          <table:table-cell office:value-type="float" office:value="920564085" table:style-name="ce1">
            <text:p>920564085</text:p>
          </table:table-cell>
          <table:table-cell office:value-type="float" office:value="941100278" table:style-name="ce1">
            <text:p>94110027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ONICA DEL CARMEN ALBUJA CAMPA</text:p>
          </table:table-cell>
          <table:table-cell office:value-type="float" office:value="1802202083" table:style-name="ce1">
            <text:p>1802202083</text:p>
          </table:table-cell>
          <table:table-cell office:value-type="float" office:value="1201061677" table:style-name="ce1">
            <text:p>120106167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ORA GOYES LUCIA MARIA</text:p>
          </table:table-cell>
          <table:table-cell office:value-type="float" office:value="915376693" table:style-name="ce1">
            <text:p>915376693</text:p>
          </table:table-cell>
          <table:table-cell office:value-type="float" office:value="1690539" table:style-name="ce1">
            <text:p>169053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MYRIAN CECILIA ANGUIETA TOBAR</text:p>
          </table:table-cell>
          <table:table-cell office:value-type="float" office:value="602193377" table:style-name="ce1">
            <text:p>602193377</text:p>
          </table:table-cell>
          <table:table-cell office:value-type="float" office:value="5051024909" table:style-name="ce1">
            <text:p>50510249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NARCISA DE JESUS RONQUILLO RONQUILLO</text:p>
          </table:table-cell>
          <table:table-cell office:value-type="float" office:value="1708413453" table:style-name="ce1">
            <text:p>1708413453</text:p>
          </table:table-cell>
          <table:table-cell office:value-type="float" office:value="5081114969" table:style-name="ce1">
            <text:p>508111496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PARIS ALBERTO LUNA ALVAREZ</text:p>
          </table:table-cell>
          <table:table-cell office:value-type="float" office:value="1703382307" table:style-name="ce1">
            <text:p>1703382307</text:p>
          </table:table-cell>
          <table:table-cell office:value-type="float" office:value="5061071509" table:style-name="ce1">
            <text:p>50610715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PARRALES DELGADO KERLY BELEN</text:p>
          </table:table-cell>
          <table:table-cell office:value-type="float" office:value="944086305" table:style-name="ce1">
            <text:p>944086305</text:p>
          </table:table-cell>
          <table:table-cell office:value-type="float" office:value="3475063" table:style-name="ce1">
            <text:p>347506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PEZO CASTRO IVAN ANDRES</text:p>
          </table:table-cell>
          <table:table-cell office:value-type="float" office:value="927198952" table:style-name="ce1">
            <text:p>927198952</text:p>
          </table:table-cell>
          <table:table-cell office:value-type="float" office:value="21621307" table:style-name="ce1">
            <text:p>2162130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QUIJIJE ANCHUNDIA GLADYS ELIZABETH</text:p>
          </table:table-cell>
          <table:table-cell office:value-type="float" office:value="1313156075" table:style-name="ce1">
            <text:p>1313156075</text:p>
          </table:table-cell>
          <table:table-cell office:value-type="float" office:value="1101158276" table:style-name="ce1">
            <text:p>110115827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RACHELL ALEJANDRA ROMERO PROCEL</text:p>
          </table:table-cell>
          <table:table-cell office:value-type="float" office:value="1719636308" table:style-name="ce1">
            <text:p>1719636308</text:p>
          </table:table-cell>
          <table:table-cell office:value-type="float" office:value="4071073911" table:style-name="ce1">
            <text:p>407107391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RAUL TAMAY</text:p>
          </table:table-cell>
          <table:table-cell office:value-type="float" office:value="1801876614" table:style-name="ce1">
            <text:p>1801876614</text:p>
          </table:table-cell>
          <table:table-cell office:value-type="float" office:value="1621059965" table:style-name="ce1">
            <text:p>162105996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ROXANA PAMELA ALVAREZ SUAREZ</text:p>
          </table:table-cell>
          <table:table-cell office:value-type="float" office:value="920214848" table:style-name="ce1">
            <text:p>920214848</text:p>
          </table:table-cell>
          <table:table-cell office:value-type="float" office:value="925028512" table:style-name="ce1">
            <text:p>925028512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RUTH MARIA SANTANA GOYA</text:p>
          </table:table-cell>
          <table:table-cell office:value-type="float" office:value="915278782" table:style-name="ce1">
            <text:p>915278782</text:p>
          </table:table-cell>
          <table:table-cell office:value-type="float" office:value="931121132" table:style-name="ce1">
            <text:p>93112113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AA RODRIGUEZ ANDREW RAUL</text:p>
          </table:table-cell>
          <table:table-cell office:value-type="float" office:value="931990832" table:style-name="ce1">
            <text:p>931990832</text:p>
          </table:table-cell>
          <table:table-cell office:value-type="float" office:value="51904975" table:style-name="ce1">
            <text:p>5190497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ANDRA BARROS P.</text:p>
          </table:table-cell>
          <table:table-cell office:value-type="float" office:value="909571044" table:style-name="ce1">
            <text:p>909571044</text:p>
          </table:table-cell>
          <table:table-cell office:value-type="float" office:value="5025008581" table:style-name="ce1">
            <text:p>502500858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ERGIO MAXIMINO ZAMBRANO BASUR</text:p>
          </table:table-cell>
          <table:table-cell office:value-type="float" office:value="1308022670" table:style-name="ce1">
            <text:p>1308022670</text:p>
          </table:table-cell>
          <table:table-cell office:value-type="float" office:value="1121014746" table:style-name="ce1">
            <text:p>112101474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HYRLEY ELIZABETH FERNANDEZ AVILA</text:p>
          </table:table-cell>
          <table:table-cell office:value-type="float" office:value="924846025" table:style-name="ce1">
            <text:p>924846025</text:p>
          </table:table-cell>
          <table:table-cell office:value-type="float" office:value="2733954" table:style-name="ce1">
            <text:p>273395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ILVANA JESUS MURILLO SOTO</text:p>
          </table:table-cell>
          <table:table-cell office:value-type="float" office:value="1204576068" table:style-name="ce1">
            <text:p>1204576068</text:p>
          </table:table-cell>
          <table:table-cell office:value-type="float" office:value="2055014096" table:style-name="ce1">
            <text:p>205501409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ILVIA YOLANDA PAUCAR LESCANO</text:p>
          </table:table-cell>
          <table:table-cell office:value-type="float" office:value="1802665628" table:style-name="ce1">
            <text:p>1802665628</text:p>
          </table:table-cell>
          <table:table-cell office:value-type="float" office:value="1621065759" table:style-name="ce1">
            <text:p>162106575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THEFANIA ELIZABETH LUCAS FLORES</text:p>
          </table:table-cell>
          <table:table-cell office:value-type="float" office:value="1309315842" table:style-name="ce1">
            <text:p>1309315842</text:p>
          </table:table-cell>
          <table:table-cell office:value-type="float" office:value="1101191336" table:style-name="ce1">
            <text:p>110119133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UAREZ MUNOZ NORA ERNESTINA</text:p>
          </table:table-cell>
          <table:table-cell office:value-type="float" office:value="918291683" table:style-name="ce1">
            <text:p>918291683</text:p>
          </table:table-cell>
          <table:table-cell office:value-type="float" office:value="61221101" table:style-name="ce1">
            <text:p>6122110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SUGEY CAROLINA SEGURA HERRERA</text:p>
          </table:table-cell>
          <table:table-cell office:value-type="float" office:value="925024135" table:style-name="ce1">
            <text:p>925024135</text:p>
          </table:table-cell>
          <table:table-cell office:value-type="float" office:value="941159946" table:style-name="ce1">
            <text:p>94115994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TAMARA RIVERA PALOMINO</text:p>
          </table:table-cell>
          <table:table-cell office:value-type="float" office:value="918019084" table:style-name="ce1">
            <text:p>918019084</text:p>
          </table:table-cell>
          <table:table-cell office:value-type="float" office:value="925017848" table:style-name="ce1">
            <text:p>925017848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TANIA REYES SANCAN</text:p>
          </table:table-cell>
          <table:table-cell office:value-type="float" office:value="1310038326" table:style-name="ce1">
            <text:p>1310038326</text:p>
          </table:table-cell>
          <table:table-cell office:value-type="float" office:value="841066335" table:style-name="ce1">
            <text:p>84106633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TANNYA LEONELA GOMEZ PEÑALOZA</text:p>
          </table:table-cell>
          <table:table-cell office:value-type="float" office:value="705348571" table:style-name="ce1">
            <text:p>705348571</text:p>
          </table:table-cell>
          <table:table-cell office:value-type="float" office:value="3001131307" table:style-name="ce1">
            <text:p>300113130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TIMOTHY MICHAEL GRAY</text:p>
          </table:table-cell>
          <table:table-cell office:value-type="float" office:value="1708447584" table:style-name="ce1">
            <text:p>1708447584</text:p>
          </table:table-cell>
          <table:table-cell office:value-type="float" office:value="1821114639" table:style-name="ce1">
            <text:p>182111463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VANESA VILLEGAS JIMENEZ</text:p>
          </table:table-cell>
          <table:table-cell office:value-type="float" office:value="925871766" table:style-name="ce1">
            <text:p>925871766</text:p>
          </table:table-cell>
          <table:table-cell office:value-type="float" office:value="41064203" table:style-name="ce1">
            <text:p>4106420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VANESSA CECILIA MURILLO RAMOS</text:p>
          </table:table-cell>
          <table:table-cell office:value-type="float" office:value="926468356" table:style-name="ce1">
            <text:p>926468356</text:p>
          </table:table-cell>
          <table:table-cell office:value-type="float" office:value="7001115171" table:style-name="ce1">
            <text:p>700111517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VERONICA VIVIANA ORTA FRANCO</text:p>
          </table:table-cell>
          <table:table-cell office:value-type="float" office:value="911119642" table:style-name="ce1">
            <text:p>911119642</text:p>
          </table:table-cell>
          <table:table-cell office:value-type="float" office:value="955018071" table:style-name="ce1">
            <text:p>95501807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W. D. ROSS Y/O M. E. DE ROSS</text:p>
          </table:table-cell>
          <table:table-cell office:value-type="float" office:value="1713213781" table:style-name="ce1">
            <text:p>1713213781</text:p>
          </table:table-cell>
          <table:table-cell office:value-type="float" office:value="5075001316" table:style-name="ce1">
            <text:p>507500131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WASHINGTON VERA CARRIEL</text:p>
          </table:table-cell>
          <table:table-cell office:value-type="float" office:value="1201456678" table:style-name="ce1">
            <text:p>1201456678</text:p>
          </table:table-cell>
          <table:table-cell office:value-type="float" office:value="865014523" table:style-name="ce1">
            <text:p>86501452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WECARE S.A.</text:p>
          </table:table-cell>
          <table:table-cell office:value-type="float" office:value="993144177001" table:style-name="ce1">
            <text:p>9,93144E+11</text:p>
          </table:table-cell>
          <table:table-cell office:value-type="float" office:value="1825002075" table:style-name="ce1">
            <text:p>1825002075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WENDY MARISELA SUAREZ VARAS</text:p>
          </table:table-cell>
          <table:table-cell office:value-type="float" office:value="917011561" table:style-name="ce1">
            <text:p>917011561</text:p>
          </table:table-cell>
          <table:table-cell office:value-type="float" office:value="1831109" table:style-name="ce1">
            <text:p>18311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WILLIAM HUMBERTO VILLAMAR RENDON</text:p>
          </table:table-cell>
          <table:table-cell office:value-type="float" office:value="905926101" table:style-name="ce1">
            <text:p>905926101</text:p>
          </table:table-cell>
          <table:table-cell office:value-type="float" office:value="1000217" table:style-name="ce1">
            <text:p>100021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WILSON FABIAN MORALES GUZMAN</text:p>
          </table:table-cell>
          <table:table-cell office:value-type="float" office:value="400640256" table:style-name="ce1">
            <text:p>400640256</text:p>
          </table:table-cell>
          <table:table-cell office:value-type="float" office:value="1681016253" table:style-name="ce1">
            <text:p>16810162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YOLANDA KATHERINE MONTERO QUIM</text:p>
          </table:table-cell>
          <table:table-cell office:value-type="float" office:value="925803413" table:style-name="ce1">
            <text:p>925803413</text:p>
          </table:table-cell>
          <table:table-cell office:value-type="float" office:value="851178441" table:style-name="ce1">
            <text:p>85117844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6/2023</text:p>
          </table:table-cell>
          <table:table-cell office:value-type="string" table:style-name="ce1">
            <text:p>YULIANA MAGALY SANCHEZ ALVARAD</text:p>
          </table:table-cell>
          <table:table-cell office:value-type="float" office:value="704902469" table:style-name="ce1">
            <text:p>704902469</text:p>
          </table:table-cell>
          <table:table-cell office:value-type="float" office:value="3001084337" table:style-name="ce1">
            <text:p>300108433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ABEL R GALARZA CHILAN</text:p>
          </table:table-cell>
          <table:table-cell office:value-type="float" office:value="928282896" table:style-name="ce1">
            <text:p>928282896</text:p>
          </table:table-cell>
          <table:table-cell office:value-type="float" office:value="21458339" table:style-name="ce1">
            <text:p>2145833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ADRIALPETRO PETROLEUM <text:s text:c="8"/>SERVICES</text:p>
          </table:table-cell>
          <table:table-cell office:value-type="float" office:value="1791406281001" table:style-name="ce1">
            <text:p>1,79141E+12</text:p>
          </table:table-cell>
          <table:table-cell office:value-type="float" office:value="5005030856" table:style-name="ce1">
            <text:p>500503085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ALVAREZ ANGAMARCA CRISTIAN PAUL</text:p>
          </table:table-cell>
          <table:table-cell office:value-type="float" office:value="1717224800" table:style-name="ce1">
            <text:p>1717224800</text:p>
          </table:table-cell>
          <table:table-cell office:value-type="float" office:value="1817005" table:style-name="ce1">
            <text:p>181700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ANDACHI VIZUETE ANA ROCIO</text:p>
          </table:table-cell>
          <table:table-cell office:value-type="float" office:value="1721825865" table:style-name="ce1">
            <text:p>1721825865</text:p>
          </table:table-cell>
          <table:table-cell office:value-type="float" office:value="51598443" table:style-name="ce1">
            <text:p>5159844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ANGEL DANIEL MAZON ROBALINO</text:p>
          </table:table-cell>
          <table:table-cell office:value-type="float" office:value="919761965" table:style-name="ce1">
            <text:p>919761965</text:p>
          </table:table-cell>
          <table:table-cell office:value-type="float" office:value="21350389" table:style-name="ce1">
            <text:p>2135038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ANGEL MICHELLE GARZON MONTOYA</text:p>
          </table:table-cell>
          <table:table-cell office:value-type="float" office:value="918736836" table:style-name="ce1">
            <text:p>918736836</text:p>
          </table:table-cell>
          <table:table-cell office:value-type="float" office:value="25069167" table:style-name="ce1">
            <text:p>25069167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BETTY ADELINA MEJIA PLUAS</text:p>
          </table:table-cell>
          <table:table-cell office:value-type="float" office:value="916973290" table:style-name="ce1">
            <text:p>916973290</text:p>
          </table:table-cell>
          <table:table-cell office:value-type="float" office:value="2920466" table:style-name="ce1">
            <text:p>292046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BORBOR ROSALES ORLY ANDERSON</text:p>
          </table:table-cell>
          <table:table-cell office:value-type="float" office:value="923672174" table:style-name="ce1">
            <text:p>923672174</text:p>
          </table:table-cell>
          <table:table-cell office:value-type="float" office:value="861090253" table:style-name="ce1">
            <text:p>8610902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BRAVO CEDENO JOSE JAVIER</text:p>
          </table:table-cell>
          <table:table-cell office:value-type="float" office:value="922214853" table:style-name="ce1">
            <text:p>922214853</text:p>
          </table:table-cell>
          <table:table-cell office:value-type="float" office:value="21231171" table:style-name="ce1">
            <text:p>2123117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ARLOS XAVIER EISER PEREZ</text:p>
          </table:table-cell>
          <table:table-cell office:value-type="float" office:value="908887672" table:style-name="ce1">
            <text:p>908887672</text:p>
          </table:table-cell>
          <table:table-cell office:value-type="float" office:value="945002161" table:style-name="ce1">
            <text:p>94500216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AROLINA PAMELA HERRERA GUERRE</text:p>
          </table:table-cell>
          <table:table-cell office:value-type="float" office:value="1804251476" table:style-name="ce1">
            <text:p>1804251476</text:p>
          </table:table-cell>
          <table:table-cell office:value-type="float" office:value="5081040641" table:style-name="ce1">
            <text:p>508104064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ASTILLO LOOR JEAN RICHARD</text:p>
          </table:table-cell>
          <table:table-cell office:value-type="float" office:value="927020933" table:style-name="ce1">
            <text:p>927020933</text:p>
          </table:table-cell>
          <table:table-cell office:value-type="float" office:value="2228942" table:style-name="ce1">
            <text:p>222894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ECILIA PIEDAD ZAMORA ZAMBRANO</text:p>
          </table:table-cell>
          <table:table-cell office:value-type="float" office:value="914037163" table:style-name="ce1">
            <text:p>914037163</text:p>
          </table:table-cell>
          <table:table-cell office:value-type="float" office:value="7005016104" table:style-name="ce1">
            <text:p>7005016104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EDENO ZAMBRANO CRISTHIAN JOSE</text:p>
          </table:table-cell>
          <table:table-cell office:value-type="float" office:value="1313376533" table:style-name="ce1">
            <text:p>1313376533</text:p>
          </table:table-cell>
          <table:table-cell office:value-type="float" office:value="2888046" table:style-name="ce1">
            <text:p>288804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ERON RAMOS MONICA CRISTINA</text:p>
          </table:table-cell>
          <table:table-cell office:value-type="float" office:value="1715199087" table:style-name="ce1">
            <text:p>1715199087</text:p>
          </table:table-cell>
          <table:table-cell office:value-type="float" office:value="1651049789" table:style-name="ce1">
            <text:p>165104978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ESAR OSWALDO ZALDUMBIDE</text:p>
          </table:table-cell>
          <table:table-cell office:value-type="float" office:value="700195225" table:style-name="ce1">
            <text:p>700195225</text:p>
          </table:table-cell>
          <table:table-cell office:value-type="float" office:value="3005021403" table:style-name="ce1">
            <text:p>300502140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HRISTIAN DANILO GUAYTA ARTIED</text:p>
          </table:table-cell>
          <table:table-cell office:value-type="float" office:value="1718773268" table:style-name="ce1">
            <text:p>1718773268</text:p>
          </table:table-cell>
          <table:table-cell office:value-type="float" office:value="5071028945" table:style-name="ce1">
            <text:p>50710289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HRISTIAN RICARDO VIVAR ELIZALDE</text:p>
          </table:table-cell>
          <table:table-cell office:value-type="float" office:value="953550324" table:style-name="ce1">
            <text:p>953550324</text:p>
          </table:table-cell>
          <table:table-cell office:value-type="float" office:value="941383758" table:style-name="ce1">
            <text:p>94138375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OELLO SANDOVAL EFRAIN MELECIO</text:p>
          </table:table-cell>
          <table:table-cell office:value-type="float" office:value="913608360" table:style-name="ce1">
            <text:p>913608360</text:p>
          </table:table-cell>
          <table:table-cell office:value-type="float" office:value="851069471" table:style-name="ce1">
            <text:p>85106947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OLEGIO DE LA INMACULADA*****</text:p>
          </table:table-cell>
          <table:table-cell office:value-type="float" office:value="992185716001" table:style-name="ce1">
            <text:p>9,92186E+11</text:p>
          </table:table-cell>
          <table:table-cell office:value-type="float" office:value="45008870" table:style-name="ce1">
            <text:p>45008870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ORPORACION RADIOTELEVISION ECUATORIANA CRESATELITAL S.A.</text:p>
          </table:table-cell>
          <table:table-cell office:value-type="float" office:value="993259519001" table:style-name="ce1">
            <text:p>9,9326E+11</text:p>
          </table:table-cell>
          <table:table-cell office:value-type="float" office:value="1745018503" table:style-name="ce1">
            <text:p>174501850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RESPO COTTALLAT EDUARDO SANTIAGO</text:p>
          </table:table-cell>
          <table:table-cell office:value-type="float" office:value="922298807" table:style-name="ce1">
            <text:p>922298807</text:p>
          </table:table-cell>
          <table:table-cell office:value-type="float" office:value="21225809" table:style-name="ce1">
            <text:p>212258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RISTHIAN ANDRES MONTENEGRO RODRIGUEZ</text:p>
          </table:table-cell>
          <table:table-cell office:value-type="float" office:value="927238642" table:style-name="ce1">
            <text:p>927238642</text:p>
          </table:table-cell>
          <table:table-cell office:value-type="float" office:value="861159987" table:style-name="ce1">
            <text:p>86115998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CYNTHIA VALERIA BERMEO NOBOA</text:p>
          </table:table-cell>
          <table:table-cell office:value-type="float" office:value="931142814" table:style-name="ce1">
            <text:p>931142814</text:p>
          </table:table-cell>
          <table:table-cell office:value-type="float" office:value="981306808" table:style-name="ce1">
            <text:p>98130680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DANY GREGORIO BRIONES LARA</text:p>
          </table:table-cell>
          <table:table-cell office:value-type="float" office:value="950721217" table:style-name="ce1">
            <text:p>950721217</text:p>
          </table:table-cell>
          <table:table-cell office:value-type="float" office:value="2788696" table:style-name="ce1">
            <text:p>278869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DARIO JAVIER MOREIRA FERNANDEZ</text:p>
          </table:table-cell>
          <table:table-cell office:value-type="float" office:value="1313214569" table:style-name="ce1">
            <text:p>1313214569</text:p>
          </table:table-cell>
          <table:table-cell office:value-type="float" office:value="1121182314" table:style-name="ce1">
            <text:p>112118231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DAVID SANTIAGO MORENO FLORES</text:p>
          </table:table-cell>
          <table:table-cell office:value-type="float" office:value="1719927483" table:style-name="ce1">
            <text:p>1719927483</text:p>
          </table:table-cell>
          <table:table-cell office:value-type="float" office:value="5001135511" table:style-name="ce1">
            <text:p>500113551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DAYRON DALEMBER CABELLO DEL VALLE</text:p>
          </table:table-cell>
          <table:table-cell office:value-type="float" office:value="955356647" table:style-name="ce1">
            <text:p>955356647</text:p>
          </table:table-cell>
          <table:table-cell office:value-type="float" office:value="841245515" table:style-name="ce1">
            <text:p>84124551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EDINSON GONZALO CARANQUI MOROCHO</text:p>
          </table:table-cell>
          <table:table-cell office:value-type="float" office:value="925355950" table:style-name="ce1">
            <text:p>925355950</text:p>
          </table:table-cell>
          <table:table-cell office:value-type="float" office:value="841243687" table:style-name="ce1">
            <text:p>84124368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EDISON RENATO HIGUERA CHAVEZ</text:p>
          </table:table-cell>
          <table:table-cell office:value-type="float" office:value="1719583310" table:style-name="ce1">
            <text:p>1719583310</text:p>
          </table:table-cell>
          <table:table-cell office:value-type="float" office:value="5091072749" table:style-name="ce1">
            <text:p>509107274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EMSEGPRI CIA. LTDA.</text:p>
          </table:table-cell>
          <table:table-cell office:value-type="float" office:value="1091787640001" table:style-name="ce1">
            <text:p>1,09179E+12</text:p>
          </table:table-cell>
          <table:table-cell office:value-type="float" office:value="1635019023" table:style-name="ce1">
            <text:p>163501902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EVELY CAROLINA PARRAGA TUAREZ</text:p>
          </table:table-cell>
          <table:table-cell office:value-type="float" office:value="1723861538" table:style-name="ce1">
            <text:p>1723861538</text:p>
          </table:table-cell>
          <table:table-cell office:value-type="float" office:value="1021064315" table:style-name="ce1">
            <text:p>102106431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FELIPE FABRICIO GANCHOSO QUIROZ</text:p>
          </table:table-cell>
          <table:table-cell office:value-type="float" office:value="1307614394" table:style-name="ce1">
            <text:p>1307614394</text:p>
          </table:table-cell>
          <table:table-cell office:value-type="float" office:value="1741097026" table:style-name="ce1">
            <text:p>174109702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FELIX SANTIAGO ORRALA CASTILLO</text:p>
          </table:table-cell>
          <table:table-cell office:value-type="float" office:value="910435361" table:style-name="ce1">
            <text:p>910435361</text:p>
          </table:table-cell>
          <table:table-cell office:value-type="float" office:value="7001232445" table:style-name="ce1">
            <text:p>70012324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FLOR CRISTINA LABORDE BAZURTO</text:p>
          </table:table-cell>
          <table:table-cell office:value-type="float" office:value="1204920803" table:style-name="ce1">
            <text:p>1204920803</text:p>
          </table:table-cell>
          <table:table-cell office:value-type="float" office:value="2031069049" table:style-name="ce1">
            <text:p>203106904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GABRIEL ERIBERTO ALDAZ LOPEZ</text:p>
          </table:table-cell>
          <table:table-cell office:value-type="float" office:value="1201860069" table:style-name="ce1">
            <text:p>1201860069</text:p>
          </table:table-cell>
          <table:table-cell office:value-type="float" office:value="2051005171" table:style-name="ce1">
            <text:p>205100517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GALO SEBASTIAN SAMANIEGO CH</text:p>
          </table:table-cell>
          <table:table-cell office:value-type="float" office:value="1725407546" table:style-name="ce1">
            <text:p>1725407546</text:p>
          </table:table-cell>
          <table:table-cell office:value-type="float" office:value="5095004366" table:style-name="ce1">
            <text:p>509500436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GARAY NAPA JOFFRE TRAJANO</text:p>
          </table:table-cell>
          <table:table-cell office:value-type="float" office:value="920331741" table:style-name="ce1">
            <text:p>920331741</text:p>
          </table:table-cell>
          <table:table-cell office:value-type="float" office:value="3064245" table:style-name="ce1">
            <text:p>30642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GERMAN OMAR ESPINOZA MUÑOZ</text:p>
          </table:table-cell>
          <table:table-cell office:value-type="float" office:value="1717467557" table:style-name="ce1">
            <text:p>1717467557</text:p>
          </table:table-cell>
          <table:table-cell office:value-type="float" office:value="5011029725" table:style-name="ce1">
            <text:p>501102972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GILCES ALARCON EDWIN JAIRON</text:p>
          </table:table-cell>
          <table:table-cell office:value-type="float" office:value="952020485" table:style-name="ce1">
            <text:p>952020485</text:p>
          </table:table-cell>
          <table:table-cell office:value-type="float" office:value="51702027" table:style-name="ce1">
            <text:p>5170202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GLENDA HERMINIA LOPEZ RODRIGUEZ</text:p>
          </table:table-cell>
          <table:table-cell office:value-type="float" office:value="201827359" table:style-name="ce1">
            <text:p>201827359</text:p>
          </table:table-cell>
          <table:table-cell office:value-type="float" office:value="5001410247" table:style-name="ce1">
            <text:p>500141024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GUERRERO VELEZ DAVID GABRIEL</text:p>
          </table:table-cell>
          <table:table-cell office:value-type="float" office:value="957272529" table:style-name="ce1">
            <text:p>957272529</text:p>
          </table:table-cell>
          <table:table-cell office:value-type="float" office:value="3453929" table:style-name="ce1">
            <text:p>345392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HAYDEE PITA V</text:p>
          </table:table-cell>
          <table:table-cell office:value-type="float" office:value="904547783" table:style-name="ce1">
            <text:p>904547783</text:p>
          </table:table-cell>
          <table:table-cell office:value-type="float" office:value="35035493" table:style-name="ce1">
            <text:p>3503549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HOLGUIN DE LA A RICARDO FERNANDO</text:p>
          </table:table-cell>
          <table:table-cell office:value-type="float" office:value="918033739" table:style-name="ce1">
            <text:p>918033739</text:p>
          </table:table-cell>
          <table:table-cell office:value-type="float" office:value="2486518" table:style-name="ce1">
            <text:p>248651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JAVIER EDUARDO MATEUS VALLEJO</text:p>
          </table:table-cell>
          <table:table-cell office:value-type="float" office:value="902000348" table:style-name="ce1">
            <text:p>902000348</text:p>
          </table:table-cell>
          <table:table-cell office:value-type="float" office:value="1043097" table:style-name="ce1">
            <text:p>104309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JOFFRE GABRIEL VALVERDE MORENO</text:p>
          </table:table-cell>
          <table:table-cell office:value-type="float" office:value="922218318" table:style-name="ce1">
            <text:p>922218318</text:p>
          </table:table-cell>
          <table:table-cell office:value-type="float" office:value="41153935" table:style-name="ce1">
            <text:p>4115393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JOSE R. JARAMILLO LOPEZ</text:p>
          </table:table-cell>
          <table:table-cell office:value-type="float" office:value="907968598" table:style-name="ce1">
            <text:p>907968598</text:p>
          </table:table-cell>
          <table:table-cell office:value-type="float" office:value="5150917" table:style-name="ce1">
            <text:p>5150917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JULIO CESAR LOOR GANCHOZO</text:p>
          </table:table-cell>
          <table:table-cell office:value-type="float" office:value="1206439646" table:style-name="ce1">
            <text:p>1206439646</text:p>
          </table:table-cell>
          <table:table-cell office:value-type="float" office:value="5001364427" table:style-name="ce1">
            <text:p>500136442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KARIN GIOMAR CARLOS BORBOR</text:p>
          </table:table-cell>
          <table:table-cell office:value-type="float" office:value="921744090" table:style-name="ce1">
            <text:p>921744090</text:p>
          </table:table-cell>
          <table:table-cell office:value-type="float" office:value="7001060881" table:style-name="ce1">
            <text:p>700106088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KLEBER MICHAEL LUCAS MENDOZA</text:p>
          </table:table-cell>
          <table:table-cell office:value-type="float" office:value="931153514" table:style-name="ce1">
            <text:p>931153514</text:p>
          </table:table-cell>
          <table:table-cell office:value-type="float" office:value="21490981" table:style-name="ce1">
            <text:p>2149098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LADY ALEXANDRA ROMERO VILLAMIL</text:p>
          </table:table-cell>
          <table:table-cell office:value-type="float" office:value="920146206" table:style-name="ce1">
            <text:p>920146206</text:p>
          </table:table-cell>
          <table:table-cell office:value-type="float" office:value="951118936" table:style-name="ce1">
            <text:p>95111893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LADY DIANA TOBAR ALCIVAR</text:p>
          </table:table-cell>
          <table:table-cell office:value-type="float" office:value="923552871" table:style-name="ce1">
            <text:p>923552871</text:p>
          </table:table-cell>
          <table:table-cell office:value-type="float" office:value="921046116" table:style-name="ce1">
            <text:p>92104611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LEONARDO FABIO MUÑOZ MEJIA</text:p>
          </table:table-cell>
          <table:table-cell office:value-type="float" office:value="1307755130" table:style-name="ce1">
            <text:p>1307755130</text:p>
          </table:table-cell>
          <table:table-cell office:value-type="float" office:value="2094350" table:style-name="ce1">
            <text:p>209435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LOLA ALVAREZ C.</text:p>
          </table:table-cell>
          <table:table-cell office:value-type="float" office:value="903317659" table:style-name="ce1">
            <text:p>903317659</text:p>
          </table:table-cell>
          <table:table-cell office:value-type="float" office:value="25051861" table:style-name="ce1">
            <text:p>2505186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LUISA EMERITA CEVALLOS FARIAS</text:p>
          </table:table-cell>
          <table:table-cell office:value-type="float" office:value="800775629" table:style-name="ce1">
            <text:p>800775629</text:p>
          </table:table-cell>
          <table:table-cell office:value-type="float" office:value="1001188299" table:style-name="ce1">
            <text:p>100118829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LUZ AURORA MUNSON SACOTO</text:p>
          </table:table-cell>
          <table:table-cell office:value-type="float" office:value="1703570885" table:style-name="ce1">
            <text:p>1703570885</text:p>
          </table:table-cell>
          <table:table-cell office:value-type="float" office:value="5001509803" table:style-name="ce1">
            <text:p>500150980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LUZ MARIA UCHO NARVAEZ</text:p>
          </table:table-cell>
          <table:table-cell office:value-type="float" office:value="102965522" table:style-name="ce1">
            <text:p>102965522</text:p>
          </table:table-cell>
          <table:table-cell office:value-type="float" office:value="5025005775" table:style-name="ce1">
            <text:p>5025005775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ARCOS JAVIER ZAMBRANO PINELA</text:p>
          </table:table-cell>
          <table:table-cell office:value-type="float" office:value="1310688088" table:style-name="ce1">
            <text:p>1310688088</text:p>
          </table:table-cell>
          <table:table-cell office:value-type="float" office:value="841127359" table:style-name="ce1">
            <text:p>84112735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ARIA CONCEPCION CEDEÑO CELLAN</text:p>
          </table:table-cell>
          <table:table-cell office:value-type="float" office:value="904471950" table:style-name="ce1">
            <text:p>904471950</text:p>
          </table:table-cell>
          <table:table-cell office:value-type="float" office:value="31275213" table:style-name="ce1">
            <text:p>3127521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ARIA FERNANDA NAVEDA HIDALGO</text:p>
          </table:table-cell>
          <table:table-cell office:value-type="float" office:value="924410756" table:style-name="ce1">
            <text:p>924410756</text:p>
          </table:table-cell>
          <table:table-cell office:value-type="float" office:value="851075875" table:style-name="ce1">
            <text:p>85107587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ARIA MARLENE IMBA CHIPANTASI</text:p>
          </table:table-cell>
          <table:table-cell office:value-type="float" office:value="1722859715" table:style-name="ce1">
            <text:p>1722859715</text:p>
          </table:table-cell>
          <table:table-cell office:value-type="float" office:value="5081157749" table:style-name="ce1">
            <text:p>508115774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ARIA MONCERRATE MEJIA ECHEVER</text:p>
          </table:table-cell>
          <table:table-cell office:value-type="float" office:value="1305714204" table:style-name="ce1">
            <text:p>1305714204</text:p>
          </table:table-cell>
          <table:table-cell office:value-type="float" office:value="1011017209" table:style-name="ce1">
            <text:p>10110172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/2023</text:p>
          </table:table-cell>
          <table:table-cell office:value-type="string" table:style-name="ce1">
            <text:p>MARIANNE DIANA TORRENCE</text:p>
          </table:table-cell>
          <table:table-cell office:value-type="string" table:style-name="ce1">
            <text:p>EB115578</text:p>
          </table:table-cell>
          <table:table-cell office:value-type="float" office:value="1401075961" table:style-name="ce1">
            <text:p>140107596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ARYURI RODRIGUEZ LEON</text:p>
          </table:table-cell>
          <table:table-cell office:value-type="float" office:value="918601030" table:style-name="ce1">
            <text:p>918601030</text:p>
          </table:table-cell>
          <table:table-cell office:value-type="float" office:value="841064699" table:style-name="ce1">
            <text:p>84106469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ERCEDES JACQUELINE PANTA LIMO</text:p>
          </table:table-cell>
          <table:table-cell office:value-type="float" office:value="913106647" table:style-name="ce1">
            <text:p>913106647</text:p>
          </table:table-cell>
          <table:table-cell office:value-type="float" office:value="1820859" table:style-name="ce1">
            <text:p>182085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ERCYS DE SENA GUALES DUMES</text:p>
          </table:table-cell>
          <table:table-cell office:value-type="float" office:value="907880330" table:style-name="ce1">
            <text:p>907880330</text:p>
          </table:table-cell>
          <table:table-cell office:value-type="float" office:value="851320239" table:style-name="ce1">
            <text:p>85132023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IGUEL CABRERA TOBAR</text:p>
          </table:table-cell>
          <table:table-cell office:value-type="float" office:value="1804377917" table:style-name="ce1">
            <text:p>1804377917</text:p>
          </table:table-cell>
          <table:table-cell office:value-type="float" office:value="1205023627" table:style-name="ce1">
            <text:p>1205023627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ONICA DEL PILAR DIAZ GUERRA</text:p>
          </table:table-cell>
          <table:table-cell office:value-type="float" office:value="1711706133" table:style-name="ce1">
            <text:p>1711706133</text:p>
          </table:table-cell>
          <table:table-cell office:value-type="float" office:value="5081084115" table:style-name="ce1">
            <text:p>508108411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ONICA LEONOR RODRIGUEZ GAVIDI</text:p>
          </table:table-cell>
          <table:table-cell office:value-type="float" office:value="1713607941" table:style-name="ce1">
            <text:p>1713607941</text:p>
          </table:table-cell>
          <table:table-cell office:value-type="float" office:value="1001034703" table:style-name="ce1">
            <text:p>100103470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MUNOZ PILLAJO JORGE EDUARDO</text:p>
          </table:table-cell>
          <table:table-cell office:value-type="float" office:value="1703757821" table:style-name="ce1">
            <text:p>1703757821</text:p>
          </table:table-cell>
          <table:table-cell office:value-type="float" office:value="5001162085" table:style-name="ce1">
            <text:p>500116208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NELLY MARLENE SANTOS ORTIZ</text:p>
          </table:table-cell>
          <table:table-cell office:value-type="float" office:value="1704562006" table:style-name="ce1">
            <text:p>1704562006</text:p>
          </table:table-cell>
          <table:table-cell office:value-type="float" office:value="1001327101" table:style-name="ce1">
            <text:p>100132710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OSCAR BELISARIO IDROVO TRIVIÑO</text:p>
          </table:table-cell>
          <table:table-cell office:value-type="float" office:value="905119822" table:style-name="ce1">
            <text:p>905119822</text:p>
          </table:table-cell>
          <table:table-cell office:value-type="float" office:value="2666290" table:style-name="ce1">
            <text:p>266629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OTERO PINCAY KABIR ALEXANDER</text:p>
          </table:table-cell>
          <table:table-cell office:value-type="float" office:value="932569841" table:style-name="ce1">
            <text:p>932569841</text:p>
          </table:table-cell>
          <table:table-cell office:value-type="float" office:value="3012977" table:style-name="ce1">
            <text:p>301297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PAULA CAROLINA FRUGONE VILLAGOMEZ</text:p>
          </table:table-cell>
          <table:table-cell office:value-type="float" office:value="1713005708" table:style-name="ce1">
            <text:p>1713005708</text:p>
          </table:table-cell>
          <table:table-cell office:value-type="float" office:value="5001555289" table:style-name="ce1">
            <text:p>500155528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PEDRO XAVIER CHUCHUCA ANGUISACA</text:p>
          </table:table-cell>
          <table:table-cell office:value-type="float" office:value="105192447" table:style-name="ce1">
            <text:p>105192447</text:p>
          </table:table-cell>
          <table:table-cell office:value-type="float" office:value="4015025986" table:style-name="ce1">
            <text:p>401502598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PIERINO MARCELO NIETO CARBO</text:p>
          </table:table-cell>
          <table:table-cell office:value-type="float" office:value="1719619163" table:style-name="ce1">
            <text:p>1719619163</text:p>
          </table:table-cell>
          <table:table-cell office:value-type="float" office:value="1001122345" table:style-name="ce1">
            <text:p>10011223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PINO PARRAGA JONATHAN ARIOSTO</text:p>
          </table:table-cell>
          <table:table-cell office:value-type="float" office:value="931016570" table:style-name="ce1">
            <text:p>931016570</text:p>
          </table:table-cell>
          <table:table-cell office:value-type="float" office:value="21759459" table:style-name="ce1">
            <text:p>2175945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RENE FABIAN CANTOS YAULEMA</text:p>
          </table:table-cell>
          <table:table-cell office:value-type="float" office:value="925758534" table:style-name="ce1">
            <text:p>925758534</text:p>
          </table:table-cell>
          <table:table-cell office:value-type="float" office:value="941342274" table:style-name="ce1">
            <text:p>94134227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ROBERTO CARLOS GUERRA ALBAN</text:p>
          </table:table-cell>
          <table:table-cell office:value-type="float" office:value="603043688" table:style-name="ce1">
            <text:p>603043688</text:p>
          </table:table-cell>
          <table:table-cell office:value-type="float" office:value="941057432" table:style-name="ce1">
            <text:p>94105743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ROBERTO CARLOS TORRES MORA</text:p>
          </table:table-cell>
          <table:table-cell office:value-type="float" office:value="913532560" table:style-name="ce1">
            <text:p>913532560</text:p>
          </table:table-cell>
          <table:table-cell office:value-type="float" office:value="7001025887" table:style-name="ce1">
            <text:p>700102588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SAYAY RIVERA EDISON SEBASTIAN</text:p>
          </table:table-cell>
          <table:table-cell office:value-type="float" office:value="1805349014" table:style-name="ce1">
            <text:p>1805349014</text:p>
          </table:table-cell>
          <table:table-cell office:value-type="float" office:value="51866641" table:style-name="ce1">
            <text:p>5186664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SEGUNDO DARIO SUAREZ JARAMILLO</text:p>
          </table:table-cell>
          <table:table-cell office:value-type="float" office:value="1712784428" table:style-name="ce1">
            <text:p>1712784428</text:p>
          </table:table-cell>
          <table:table-cell office:value-type="float" office:value="5051066429" table:style-name="ce1">
            <text:p>505106642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TAPIA CORTEZ OLGA MARIA</text:p>
          </table:table-cell>
          <table:table-cell office:value-type="float" office:value="910605534" table:style-name="ce1">
            <text:p>910605534</text:p>
          </table:table-cell>
          <table:table-cell office:value-type="float" office:value="1444709" table:style-name="ce1">
            <text:p>14447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TERESITA DE JESUS JIMENEZ JIMENEZ</text:p>
          </table:table-cell>
          <table:table-cell office:value-type="float" office:value="701379885" table:style-name="ce1">
            <text:p>701379885</text:p>
          </table:table-cell>
          <table:table-cell office:value-type="float" office:value="3001140197" table:style-name="ce1">
            <text:p>300114019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TERRY ALVAREZ RUIZ</text:p>
          </table:table-cell>
          <table:table-cell office:value-type="float" office:value="1101823696" table:style-name="ce1">
            <text:p>1101823696</text:p>
          </table:table-cell>
          <table:table-cell office:value-type="float" office:value="25007545" table:style-name="ce1">
            <text:p>25007545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TITO MEZA MONCAYO</text:p>
          </table:table-cell>
          <table:table-cell office:value-type="float" office:value="907627509" table:style-name="ce1">
            <text:p>907627509</text:p>
          </table:table-cell>
          <table:table-cell office:value-type="float" office:value="5021034629" table:style-name="ce1">
            <text:p>502103462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TOMAS GREGORIO VALENCIA ZAMBRA</text:p>
          </table:table-cell>
          <table:table-cell office:value-type="float" office:value="1309802161" table:style-name="ce1">
            <text:p>1309802161</text:p>
          </table:table-cell>
          <table:table-cell office:value-type="float" office:value="1011015887" table:style-name="ce1">
            <text:p>101101588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UZHCA RODRIGUEZ JADE NARCISA</text:p>
          </table:table-cell>
          <table:table-cell office:value-type="float" office:value="943714394" table:style-name="ce1">
            <text:p>943714394</text:p>
          </table:table-cell>
          <table:table-cell office:value-type="float" office:value="981578406" table:style-name="ce1">
            <text:p>98157840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VANESSA ELIZABETH CASTRO ZURITA</text:p>
          </table:table-cell>
          <table:table-cell office:value-type="float" office:value="917326795" table:style-name="ce1">
            <text:p>917326795</text:p>
          </table:table-cell>
          <table:table-cell office:value-type="float" office:value="871029019" table:style-name="ce1">
            <text:p>87102901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VERONICA DEL ROSARIO RODRIGUEZ MURILLO</text:p>
          </table:table-cell>
          <table:table-cell office:value-type="float" office:value="916476179" table:style-name="ce1">
            <text:p>916476179</text:p>
          </table:table-cell>
          <table:table-cell office:value-type="float" office:value="911148288" table:style-name="ce1">
            <text:p>91114828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VICTOR EMILIO HOLGUIN ARCE</text:p>
          </table:table-cell>
          <table:table-cell office:value-type="float" office:value="1314690890" table:style-name="ce1">
            <text:p>1314690890</text:p>
          </table:table-cell>
          <table:table-cell office:value-type="float" office:value="1121100098" table:style-name="ce1">
            <text:p>112110009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VINCENT ZELLER ZEA</text:p>
          </table:table-cell>
          <table:table-cell office:value-type="float" office:value="909016123" table:style-name="ce1">
            <text:p>909016123</text:p>
          </table:table-cell>
          <table:table-cell office:value-type="float" office:value="5216455" table:style-name="ce1">
            <text:p>5216455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VIVIANA ELSI BURGOS PARRAGA</text:p>
          </table:table-cell>
          <table:table-cell office:value-type="float" office:value="911928000" table:style-name="ce1">
            <text:p>911928000</text:p>
          </table:table-cell>
          <table:table-cell office:value-type="float" office:value="861009647" table:style-name="ce1">
            <text:p>86100964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WILMER JAVIER REYES POZO</text:p>
          </table:table-cell>
          <table:table-cell office:value-type="float" office:value="923568372" table:style-name="ce1">
            <text:p>923568372</text:p>
          </table:table-cell>
          <table:table-cell office:value-type="float" office:value="7001155949" table:style-name="ce1">
            <text:p>700115594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XAVIER LEONARDO MERCHAN CASTIL</text:p>
          </table:table-cell>
          <table:table-cell office:value-type="float" office:value="917250052" table:style-name="ce1">
            <text:p>917250052</text:p>
          </table:table-cell>
          <table:table-cell office:value-type="float" office:value="851083795" table:style-name="ce1">
            <text:p>85108379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7/2023</text:p>
          </table:table-cell>
          <table:table-cell office:value-type="string" table:style-name="ce1">
            <text:p>ZHININ SORIANO JOHAN RONALDO</text:p>
          </table:table-cell>
          <table:table-cell office:value-type="float" office:value="927285593" table:style-name="ce1">
            <text:p>927285593</text:p>
          </table:table-cell>
          <table:table-cell office:value-type="float" office:value="3266769" table:style-name="ce1">
            <text:p>326676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LBERTO JACOB BENAVIDES RODRIG</text:p>
          </table:table-cell>
          <table:table-cell office:value-type="float" office:value="908005986" table:style-name="ce1">
            <text:p>908005986</text:p>
          </table:table-cell>
          <table:table-cell office:value-type="float" office:value="7005017345" table:style-name="ce1">
            <text:p>7005017345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LEJANDRA CAROLINA MURILLO CALVA</text:p>
          </table:table-cell>
          <table:table-cell office:value-type="float" office:value="1103846026" table:style-name="ce1">
            <text:p>1103846026</text:p>
          </table:table-cell>
          <table:table-cell office:value-type="float" office:value="1401108205" table:style-name="ce1">
            <text:p>140110820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LEPH-ASESORES S.A.S.</text:p>
          </table:table-cell>
          <table:table-cell office:value-type="float" office:value="1793200899001" table:style-name="ce1">
            <text:p>1,7932E+12</text:p>
          </table:table-cell>
          <table:table-cell office:value-type="float" office:value="5005102182" table:style-name="ce1">
            <text:p>5005102182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LEX BENIGNO FRANCO CARRION</text:p>
          </table:table-cell>
          <table:table-cell office:value-type="float" office:value="915117774" table:style-name="ce1">
            <text:p>915117774</text:p>
          </table:table-cell>
          <table:table-cell office:value-type="float" office:value="61155131" table:style-name="ce1">
            <text:p>6115513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MAURY MAURICIO SUAREZ RIVERA</text:p>
          </table:table-cell>
          <table:table-cell office:value-type="float" office:value="602073488" table:style-name="ce1">
            <text:p>602073488</text:p>
          </table:table-cell>
          <table:table-cell office:value-type="float" office:value="1651024709" table:style-name="ce1">
            <text:p>16510247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A CRISTINA LAPENTTY NEIRA</text:p>
          </table:table-cell>
          <table:table-cell office:value-type="float" office:value="911329829" table:style-name="ce1">
            <text:p>911329829</text:p>
          </table:table-cell>
          <table:table-cell office:value-type="float" office:value="1959645" table:style-name="ce1">
            <text:p>19596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A ESTHER PALADINES GALLEGOS</text:p>
          </table:table-cell>
          <table:table-cell office:value-type="float" office:value="201947231" table:style-name="ce1">
            <text:p>201947231</text:p>
          </table:table-cell>
          <table:table-cell office:value-type="float" office:value="1021054413" table:style-name="ce1">
            <text:p>102105441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CHUNDIA ANCHUNDIA STALIN BERNARDO</text:p>
          </table:table-cell>
          <table:table-cell office:value-type="float" office:value="1309739132" table:style-name="ce1">
            <text:p>1309739132</text:p>
          </table:table-cell>
          <table:table-cell office:value-type="float" office:value="1101177446" table:style-name="ce1">
            <text:p>110117744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DRES ARTURO PLUA YOZA</text:p>
          </table:table-cell>
          <table:table-cell office:value-type="float" office:value="926869744" table:style-name="ce1">
            <text:p>926869744</text:p>
          </table:table-cell>
          <table:table-cell office:value-type="float" office:value="841181573" table:style-name="ce1">
            <text:p>84118157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DRES ESTEBAN ROCAFUERTE OSIO</text:p>
          </table:table-cell>
          <table:table-cell office:value-type="float" office:value="915304596" table:style-name="ce1">
            <text:p>915304596</text:p>
          </table:table-cell>
          <table:table-cell office:value-type="float" office:value="931056686" table:style-name="ce1">
            <text:p>93105668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DRES RODRIGO PEÑAHERRERA CALE</text:p>
          </table:table-cell>
          <table:table-cell office:value-type="float" office:value="104306717" table:style-name="ce1">
            <text:p>104306717</text:p>
          </table:table-cell>
          <table:table-cell office:value-type="float" office:value="4011144917" table:style-name="ce1">
            <text:p>401114491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DRES TOAPANTA SIMBAÑA</text:p>
          </table:table-cell>
          <table:table-cell office:value-type="float" office:value="1704426715" table:style-name="ce1">
            <text:p>1704426715</text:p>
          </table:table-cell>
          <table:table-cell office:value-type="float" office:value="1681012809" table:style-name="ce1">
            <text:p>16810128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GEL GUILLERMO ESPINOZA ALBAN</text:p>
          </table:table-cell>
          <table:table-cell office:value-type="float" office:value="953214038" table:style-name="ce1">
            <text:p>953214038</text:p>
          </table:table-cell>
          <table:table-cell office:value-type="float" office:value="911316740" table:style-name="ce1">
            <text:p>91131674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GEL RAMON CEDENO QUIROZ</text:p>
          </table:table-cell>
          <table:table-cell office:value-type="float" office:value="1308732971" table:style-name="ce1">
            <text:p>1308732971</text:p>
          </table:table-cell>
          <table:table-cell office:value-type="float" office:value="1121024208" table:style-name="ce1">
            <text:p>112102420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GEL SALVADOR VILLAVICENCIO PALADINES</text:p>
          </table:table-cell>
          <table:table-cell office:value-type="float" office:value="1103003990" table:style-name="ce1">
            <text:p>1103003990</text:p>
          </table:table-cell>
          <table:table-cell office:value-type="float" office:value="1405019990" table:style-name="ce1">
            <text:p>1405019990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GELITA DE LAS MERCEDES GAONA</text:p>
          </table:table-cell>
          <table:table-cell office:value-type="float" office:value="1705355269" table:style-name="ce1">
            <text:p>1705355269</text:p>
          </table:table-cell>
          <table:table-cell office:value-type="float" office:value="1611028243" table:style-name="ce1">
            <text:p>161102824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NTONIO VALLARINO PINO</text:p>
          </table:table-cell>
          <table:table-cell office:value-type="float" office:value="917108052" table:style-name="ce1">
            <text:p>917108052</text:p>
          </table:table-cell>
          <table:table-cell office:value-type="float" office:value="65039737" table:style-name="ce1">
            <text:p>65039737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ARACELY ELIZABETH SANCHEZ QUINTANA</text:p>
          </table:table-cell>
          <table:table-cell office:value-type="float" office:value="1726893991" table:style-name="ce1">
            <text:p>1726893991</text:p>
          </table:table-cell>
          <table:table-cell office:value-type="float" office:value="5001355797" table:style-name="ce1">
            <text:p>500135579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ALAREZO QUIGUANGO MARIA FERNANDA</text:p>
          </table:table-cell>
          <table:table-cell office:value-type="float" office:value="1721120259" table:style-name="ce1">
            <text:p>1721120259</text:p>
          </table:table-cell>
          <table:table-cell office:value-type="float" office:value="3046357" table:style-name="ce1">
            <text:p>304635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ETTY ASUNCION MACIAS CEDEÑO</text:p>
          </table:table-cell>
          <table:table-cell office:value-type="float" office:value="1306266782" table:style-name="ce1">
            <text:p>1306266782</text:p>
          </table:table-cell>
          <table:table-cell office:value-type="float" office:value="1121101320" table:style-name="ce1">
            <text:p>112110132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ILLY ANDRES CONSTANTE MERA</text:p>
          </table:table-cell>
          <table:table-cell office:value-type="float" office:value="915630362" table:style-name="ce1">
            <text:p>915630362</text:p>
          </table:table-cell>
          <table:table-cell office:value-type="float" office:value="2095324" table:style-name="ce1">
            <text:p>209532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LANCA AZUCENA BALLESTEROS YAMBAY DE CORONADO</text:p>
          </table:table-cell>
          <table:table-cell office:value-type="float" office:value="903969079" table:style-name="ce1">
            <text:p>903969079</text:p>
          </table:table-cell>
          <table:table-cell office:value-type="float" office:value="61004179" table:style-name="ce1">
            <text:p>6100417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LANCA CECILIA LAGLAGUANO PILL</text:p>
          </table:table-cell>
          <table:table-cell office:value-type="float" office:value="1710937432" table:style-name="ce1">
            <text:p>1710937432</text:p>
          </table:table-cell>
          <table:table-cell office:value-type="float" office:value="5011058539" table:style-name="ce1">
            <text:p>501105853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OLIVAR HUMBERTO HERNANDEZ BOA</text:p>
          </table:table-cell>
          <table:table-cell office:value-type="float" office:value="1702930072" table:style-name="ce1">
            <text:p>1702930072</text:p>
          </table:table-cell>
          <table:table-cell office:value-type="float" office:value="851060879" table:style-name="ce1">
            <text:p>85106087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ONILLA GUARANDA JORGE LUIS</text:p>
          </table:table-cell>
          <table:table-cell office:value-type="float" office:value="925048076" table:style-name="ce1">
            <text:p>925048076</text:p>
          </table:table-cell>
          <table:table-cell office:value-type="float" office:value="2935962" table:style-name="ce1">
            <text:p>293596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BYFINANZASPLUS CASA DE VALORES S.A.</text:p>
          </table:table-cell>
          <table:table-cell office:value-type="float" office:value="1793207138001" table:style-name="ce1">
            <text:p>1,79321E+12</text:p>
          </table:table-cell>
          <table:table-cell office:value-type="float" office:value="5015026029" table:style-name="ce1">
            <text:p>5015026029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CARLOS ALBERTO CALLE CAAMANO</text:p>
          </table:table-cell>
          <table:table-cell office:value-type="float" office:value="913095105" table:style-name="ce1">
            <text:p>913095105</text:p>
          </table:table-cell>
          <table:table-cell office:value-type="float" office:value="41119367" table:style-name="ce1">
            <text:p>4111936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CARLOS HUGO MORAN MENDOZA</text:p>
          </table:table-cell>
          <table:table-cell office:value-type="float" office:value="906936331" table:style-name="ce1">
            <text:p>906936331</text:p>
          </table:table-cell>
          <table:table-cell office:value-type="float" office:value="2031066625" table:style-name="ce1">
            <text:p>203106662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CEDENO MACIAS JOHN ANTHONY</text:p>
          </table:table-cell>
          <table:table-cell office:value-type="float" office:value="1751603828" table:style-name="ce1">
            <text:p>1751603828</text:p>
          </table:table-cell>
          <table:table-cell office:value-type="float" office:value="51889721" table:style-name="ce1">
            <text:p>5188972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CESAR VELEZ PONCE</text:p>
          </table:table-cell>
          <table:table-cell office:value-type="float" office:value="914177118" table:style-name="ce1">
            <text:p>914177118</text:p>
          </table:table-cell>
          <table:table-cell office:value-type="float" office:value="5227231" table:style-name="ce1">
            <text:p>522723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CHAVEZ PLAZA ERIC MIGUEL</text:p>
          </table:table-cell>
          <table:table-cell office:value-type="float" office:value="910682327" table:style-name="ce1">
            <text:p>910682327</text:p>
          </table:table-cell>
          <table:table-cell office:value-type="float" office:value="981108662" table:style-name="ce1">
            <text:p>98110866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CRISTHIAN FERNANDO PAZ CAICEDO</text:p>
          </table:table-cell>
          <table:table-cell office:value-type="float" office:value="1720989746" table:style-name="ce1">
            <text:p>1720989746</text:p>
          </table:table-cell>
          <table:table-cell office:value-type="float" office:value="921223902" table:style-name="ce1">
            <text:p>92122390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DARWIN NELSINO YAGUANA YANANGOMEZ</text:p>
          </table:table-cell>
          <table:table-cell office:value-type="float" office:value="703952663" table:style-name="ce1">
            <text:p>703952663</text:p>
          </table:table-cell>
          <table:table-cell office:value-type="float" office:value="3001137035" table:style-name="ce1">
            <text:p>300113703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DEXCY NARCISA OJEDA TORRES</text:p>
          </table:table-cell>
          <table:table-cell office:value-type="float" office:value="1705815072" table:style-name="ce1">
            <text:p>1705815072</text:p>
          </table:table-cell>
          <table:table-cell office:value-type="float" office:value="1008000368" table:style-name="ce1">
            <text:p>100800036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DIANA JACQUELINE MOROCHO SIGUENCIA</text:p>
          </table:table-cell>
          <table:table-cell office:value-type="float" office:value="1804277307" table:style-name="ce1">
            <text:p>1804277307</text:p>
          </table:table-cell>
          <table:table-cell office:value-type="float" office:value="5021161405" table:style-name="ce1">
            <text:p>502116140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DIEGO ARMANDO QUEZADA MORALES</text:p>
          </table:table-cell>
          <table:table-cell office:value-type="float" office:value="301581336" table:style-name="ce1">
            <text:p>301581336</text:p>
          </table:table-cell>
          <table:table-cell office:value-type="float" office:value="4021038033" table:style-name="ce1">
            <text:p>402103803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DOMENICA SOLANGE HERRERA MARTINEZ</text:p>
          </table:table-cell>
          <table:table-cell office:value-type="float" office:value="923845317" table:style-name="ce1">
            <text:p>923845317</text:p>
          </table:table-cell>
          <table:table-cell office:value-type="float" office:value="971063266" table:style-name="ce1">
            <text:p>97106326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DOMINY STEEVEN CARPIO VILLAMAR</text:p>
          </table:table-cell>
          <table:table-cell office:value-type="float" office:value="930955539" table:style-name="ce1">
            <text:p>930955539</text:p>
          </table:table-cell>
          <table:table-cell office:value-type="float" office:value="51608553" table:style-name="ce1">
            <text:p>516085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DUNUSI S.A.</text:p>
          </table:table-cell>
          <table:table-cell office:value-type="float" office:value="992391774001" table:style-name="ce1">
            <text:p>9,92392E+11</text:p>
          </table:table-cell>
          <table:table-cell office:value-type="float" office:value="1675003606" table:style-name="ce1">
            <text:p>167500360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ECUASERVIPRODU S.A.</text:p>
          </table:table-cell>
          <table:table-cell office:value-type="float" office:value="992318503001" table:style-name="ce1">
            <text:p>9,92319E+11</text:p>
          </table:table-cell>
          <table:table-cell office:value-type="float" office:value="5317303" table:style-name="ce1">
            <text:p>531730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EDWIN RAFAEL GUILLEN MORA</text:p>
          </table:table-cell>
          <table:table-cell office:value-type="float" office:value="920528916" table:style-name="ce1">
            <text:p>920528916</text:p>
          </table:table-cell>
          <table:table-cell office:value-type="float" office:value="871112617" table:style-name="ce1">
            <text:p>87111261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ERIKA LADY TOMALA VIVANCO</text:p>
          </table:table-cell>
          <table:table-cell office:value-type="float" office:value="918834151" table:style-name="ce1">
            <text:p>918834151</text:p>
          </table:table-cell>
          <table:table-cell office:value-type="float" office:value="41042405" table:style-name="ce1">
            <text:p>4104240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EVELYN PAOLA SANCHEZ IZQUIERDO</text:p>
          </table:table-cell>
          <table:table-cell office:value-type="float" office:value="1719316976" table:style-name="ce1">
            <text:p>1719316976</text:p>
          </table:table-cell>
          <table:table-cell office:value-type="float" office:value="1661011155" table:style-name="ce1">
            <text:p>166101115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FABIAN LOACHAMIN S.</text:p>
          </table:table-cell>
          <table:table-cell office:value-type="float" office:value="1703536944" table:style-name="ce1">
            <text:p>1703536944</text:p>
          </table:table-cell>
          <table:table-cell office:value-type="float" office:value="845001538" table:style-name="ce1">
            <text:p>845001538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FABIOLA MERCEDES CARPIO RIVERA</text:p>
          </table:table-cell>
          <table:table-cell office:value-type="float" office:value="102354818" table:style-name="ce1">
            <text:p>102354818</text:p>
          </table:table-cell>
          <table:table-cell office:value-type="float" office:value="4011153791" table:style-name="ce1">
            <text:p>401115379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FAUSTO RAMIRO GUAYANAY VICENTE</text:p>
          </table:table-cell>
          <table:table-cell office:value-type="float" office:value="1103427660" table:style-name="ce1">
            <text:p>1103427660</text:p>
          </table:table-cell>
          <table:table-cell office:value-type="float" office:value="1401128291" table:style-name="ce1">
            <text:p>140112829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FELICITA ANASTACIA TOMALA GUAL</text:p>
          </table:table-cell>
          <table:table-cell office:value-type="float" office:value="906489984" table:style-name="ce1">
            <text:p>906489984</text:p>
          </table:table-cell>
          <table:table-cell office:value-type="float" office:value="7001062901" table:style-name="ce1">
            <text:p>700106290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FELIX CHAVEZ ABAD</text:p>
          </table:table-cell>
          <table:table-cell office:value-type="float" office:value="904977451" table:style-name="ce1">
            <text:p>904977451</text:p>
          </table:table-cell>
          <table:table-cell office:value-type="float" office:value="5038943" table:style-name="ce1">
            <text:p>503894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FERNANDO GREGORIO ALCIVAR CEDEÑO</text:p>
          </table:table-cell>
          <table:table-cell office:value-type="float" office:value="1722167218" table:style-name="ce1">
            <text:p>1722167218</text:p>
          </table:table-cell>
          <table:table-cell office:value-type="float" office:value="5001370975" table:style-name="ce1">
            <text:p>500137097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FRANKLIN <text:s/>RIVERA / KATHLEN LOZA</text:p>
          </table:table-cell>
          <table:table-cell office:value-type="float" office:value="900118126" table:style-name="ce1">
            <text:p>900118126</text:p>
          </table:table-cell>
          <table:table-cell office:value-type="float" office:value="841034245" table:style-name="ce1">
            <text:p>8410342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GABRIELA MARIUXI HERDOIZA BUSTAMANTE</text:p>
          </table:table-cell>
          <table:table-cell office:value-type="float" office:value="917226177" table:style-name="ce1">
            <text:p>917226177</text:p>
          </table:table-cell>
          <table:table-cell office:value-type="float" office:value="841229219" table:style-name="ce1">
            <text:p>84122921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GALLEGOS CONTRERAS JOEL JAVIER</text:p>
          </table:table-cell>
          <table:table-cell office:value-type="float" office:value="1250033873" table:style-name="ce1">
            <text:p>1250033873</text:p>
          </table:table-cell>
          <table:table-cell office:value-type="float" office:value="3321769" table:style-name="ce1">
            <text:p>332176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GANCHOZO GILER CRISTHIAN LEONARDO</text:p>
          </table:table-cell>
          <table:table-cell office:value-type="float" office:value="1313367235" table:style-name="ce1">
            <text:p>1313367235</text:p>
          </table:table-cell>
          <table:table-cell office:value-type="float" office:value="51659995" table:style-name="ce1">
            <text:p>5165999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GERARDO <text:s/>PENA D.</text:p>
          </table:table-cell>
          <table:table-cell office:value-type="float" office:value="101148369" table:style-name="ce1">
            <text:p>101148369</text:p>
          </table:table-cell>
          <table:table-cell office:value-type="float" office:value="4005005327" table:style-name="ce1">
            <text:p>4005005327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GOYA MONTOYA FAUSTO ENRIQUE</text:p>
          </table:table-cell>
          <table:table-cell office:value-type="float" office:value="911661247" table:style-name="ce1">
            <text:p>911661247</text:p>
          </table:table-cell>
          <table:table-cell office:value-type="float" office:value="3053951" table:style-name="ce1">
            <text:p>305395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GUACHO YAUTIBUG RUBEN ALEJANDRO</text:p>
          </table:table-cell>
          <table:table-cell office:value-type="float" office:value="950744367" table:style-name="ce1">
            <text:p>950744367</text:p>
          </table:table-cell>
          <table:table-cell office:value-type="float" office:value="2521676" table:style-name="ce1">
            <text:p>252167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GUSTAVO VALLARINO MARCOS <text:s text:c="5"/>CECILIA ARCENTALES GUZMAN</text:p>
          </table:table-cell>
          <table:table-cell office:value-type="float" office:value="905790622" table:style-name="ce1">
            <text:p>905790622</text:p>
          </table:table-cell>
          <table:table-cell office:value-type="float" office:value="5028508" table:style-name="ce1">
            <text:p>5028508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HUGO FABIAN GRANDA GRANDA</text:p>
          </table:table-cell>
          <table:table-cell office:value-type="float" office:value="1711975357" table:style-name="ce1">
            <text:p>1711975357</text:p>
          </table:table-cell>
          <table:table-cell office:value-type="float" office:value="5061159167" table:style-name="ce1">
            <text:p>506115916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ING. MAYUMI QUINTERO TAPIA</text:p>
          </table:table-cell>
          <table:table-cell office:value-type="float" office:value="928752716" table:style-name="ce1">
            <text:p>928752716</text:p>
          </table:table-cell>
          <table:table-cell office:value-type="float" office:value="1745013289" table:style-name="ce1">
            <text:p>1745013289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INGRID CASTILLO</text:p>
          </table:table-cell>
          <table:table-cell office:value-type="float" office:value="1718194176" table:style-name="ce1">
            <text:p>1718194176</text:p>
          </table:table-cell>
          <table:table-cell office:value-type="float" office:value="1655002038" table:style-name="ce1">
            <text:p>1655002038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INTACO ECUADOR S.A.</text:p>
          </table:table-cell>
          <table:table-cell office:value-type="float" office:value="990015449001" table:style-name="ce1">
            <text:p>9,90015E+11</text:p>
          </table:table-cell>
          <table:table-cell office:value-type="float" office:value="5031742" table:style-name="ce1">
            <text:p>5031742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INTERNATIONAL ARCBUSINESS S.A.</text:p>
          </table:table-cell>
          <table:table-cell office:value-type="float" office:value="1793126642001" table:style-name="ce1">
            <text:p>1,79313E+12</text:p>
          </table:table-cell>
          <table:table-cell office:value-type="float" office:value="1675004461" table:style-name="ce1">
            <text:p>1675004461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ISABEL HORTENCIA CONTRERAS MON</text:p>
          </table:table-cell>
          <table:table-cell office:value-type="float" office:value="1204067332" table:style-name="ce1">
            <text:p>1204067332</text:p>
          </table:table-cell>
          <table:table-cell office:value-type="float" office:value="61091325" table:style-name="ce1">
            <text:p>6109132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ORGE <text:s/>ESPAÑA PARRAGA</text:p>
          </table:table-cell>
          <table:table-cell office:value-type="float" office:value="1307751014" table:style-name="ce1">
            <text:p>1307751014</text:p>
          </table:table-cell>
          <table:table-cell office:value-type="float" office:value="1105027763" table:style-name="ce1">
            <text:p>1105027763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OSE DENNY RODRIGUEZ CEDEÑO</text:p>
          </table:table-cell>
          <table:table-cell office:value-type="float" office:value="1310246580" table:style-name="ce1">
            <text:p>1310246580</text:p>
          </table:table-cell>
          <table:table-cell office:value-type="float" office:value="2001095653" table:style-name="ce1">
            <text:p>20010956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OSE GILBER ENCALADA PALADINES</text:p>
          </table:table-cell>
          <table:table-cell office:value-type="float" office:value="1100868536" table:style-name="ce1">
            <text:p>1100868536</text:p>
          </table:table-cell>
          <table:table-cell office:value-type="float" office:value="1631169917" table:style-name="ce1">
            <text:p>163116991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OSE MIGUEL VINUEZA GOMEZ DE LA TORR</text:p>
          </table:table-cell>
          <table:table-cell office:value-type="float" office:value="1709928848" table:style-name="ce1">
            <text:p>1709928848</text:p>
          </table:table-cell>
          <table:table-cell office:value-type="float" office:value="5001571151" table:style-name="ce1">
            <text:p>500157115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OSETHE NELLY FREIRE TAMAYO</text:p>
          </table:table-cell>
          <table:table-cell office:value-type="float" office:value="1721828539" table:style-name="ce1">
            <text:p>1721828539</text:p>
          </table:table-cell>
          <table:table-cell office:value-type="float" office:value="5001274765" table:style-name="ce1">
            <text:p>500127476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OSHUA GABRIEL ARTEAGA REZA</text:p>
          </table:table-cell>
          <table:table-cell office:value-type="float" office:value="930229117" table:style-name="ce1">
            <text:p>930229117</text:p>
          </table:table-cell>
          <table:table-cell office:value-type="float" office:value="1721074216" table:style-name="ce1">
            <text:p>172107421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UAN CARLOS GARCIA</text:p>
          </table:table-cell>
          <table:table-cell office:value-type="float" office:value="906811252" table:style-name="ce1">
            <text:p>906811252</text:p>
          </table:table-cell>
          <table:table-cell office:value-type="float" office:value="25078947" table:style-name="ce1">
            <text:p>25078947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UAN EDUARDO VASCONEZ FIALLOS</text:p>
          </table:table-cell>
          <table:table-cell office:value-type="float" office:value="1709180838" table:style-name="ce1">
            <text:p>1709180838</text:p>
          </table:table-cell>
          <table:table-cell office:value-type="float" office:value="5021220799" table:style-name="ce1">
            <text:p>502122079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JULIO CESAR SOLORZANO MOREIRA</text:p>
          </table:table-cell>
          <table:table-cell office:value-type="float" office:value="919407619" table:style-name="ce1">
            <text:p>919407619</text:p>
          </table:table-cell>
          <table:table-cell office:value-type="float" office:value="861062319" table:style-name="ce1">
            <text:p>86106231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KIRPAL ANIBAL RUIZ PASPUEL</text:p>
          </table:table-cell>
          <table:table-cell office:value-type="float" office:value="401017538" table:style-name="ce1">
            <text:p>401017538</text:p>
          </table:table-cell>
          <table:table-cell office:value-type="float" office:value="5021094153" table:style-name="ce1">
            <text:p>50210941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AURA DOMITILA PINCAY HERMIDA</text:p>
          </table:table-cell>
          <table:table-cell office:value-type="float" office:value="903647204" table:style-name="ce1">
            <text:p>903647204</text:p>
          </table:table-cell>
          <table:table-cell office:value-type="float" office:value="931157940" table:style-name="ce1">
            <text:p>93115794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EONOR CAROLINA SIMBAÑA MONTAGUANO</text:p>
          </table:table-cell>
          <table:table-cell office:value-type="float" office:value="1719623082" table:style-name="ce1">
            <text:p>1719623082</text:p>
          </table:table-cell>
          <table:table-cell office:value-type="float" office:value="1661001599" table:style-name="ce1">
            <text:p>166100159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ESCANO PAEZ OSCAR OSWALDO</text:p>
          </table:table-cell>
          <table:table-cell office:value-type="float" office:value="1716797400" table:style-name="ce1">
            <text:p>1716797400</text:p>
          </table:table-cell>
          <table:table-cell office:value-type="float" office:value="5001306261" table:style-name="ce1">
            <text:p>500130626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OURDES ELIZABETH ZAMBRANO ECHEVERRIA</text:p>
          </table:table-cell>
          <table:table-cell office:value-type="float" office:value="1714902176" table:style-name="ce1">
            <text:p>1714902176</text:p>
          </table:table-cell>
          <table:table-cell office:value-type="float" office:value="851033377" table:style-name="ce1">
            <text:p>85103337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UCIA KATHERINE PIEDRA CASTILLO</text:p>
          </table:table-cell>
          <table:table-cell office:value-type="float" office:value="1103966279" table:style-name="ce1">
            <text:p>1103966279</text:p>
          </table:table-cell>
          <table:table-cell office:value-type="float" office:value="1401099509" table:style-name="ce1">
            <text:p>140109950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UCILA MALDONADO A FAV. DE LES</text:p>
          </table:table-cell>
          <table:table-cell office:value-type="float" office:value="1714908801" table:style-name="ce1">
            <text:p>1714908801</text:p>
          </table:table-cell>
          <table:table-cell office:value-type="float" office:value="1021014249" table:style-name="ce1">
            <text:p>102101424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UIGI ULDARICO REYES CARDENAS</text:p>
          </table:table-cell>
          <table:table-cell office:value-type="float" office:value="1304399726" table:style-name="ce1">
            <text:p>1304399726</text:p>
          </table:table-cell>
          <table:table-cell office:value-type="float" office:value="1121150296" table:style-name="ce1">
            <text:p>112115029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LUIS ALBERTO TREJO AGUIRRE</text:p>
          </table:table-cell>
          <table:table-cell office:value-type="float" office:value="1003292867" table:style-name="ce1">
            <text:p>1003292867</text:p>
          </table:table-cell>
          <table:table-cell office:value-type="float" office:value="5001289711" table:style-name="ce1">
            <text:p>500128971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GARITA DEL PILAR TAMAYO REY</text:p>
          </table:table-cell>
          <table:table-cell office:value-type="float" office:value="917150997" table:style-name="ce1">
            <text:p>917150997</text:p>
          </table:table-cell>
          <table:table-cell office:value-type="float" office:value="11040571" table:style-name="ce1">
            <text:p>1104057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IA ALEXANDRA ORTIZ GUAMANCE</text:p>
          </table:table-cell>
          <table:table-cell office:value-type="float" office:value="1711534956" table:style-name="ce1">
            <text:p>1711534956</text:p>
          </table:table-cell>
          <table:table-cell office:value-type="float" office:value="5001140127" table:style-name="ce1">
            <text:p>500114012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IA CAROLINA SCHWARZ JARAMILLO</text:p>
          </table:table-cell>
          <table:table-cell office:value-type="float" office:value="901434761" table:style-name="ce1">
            <text:p>901434761</text:p>
          </table:table-cell>
          <table:table-cell office:value-type="float" office:value="931273196" table:style-name="ce1">
            <text:p>93127319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IA DE LOURDES CUESTA O.</text:p>
          </table:table-cell>
          <table:table-cell office:value-type="float" office:value="103682126" table:style-name="ce1">
            <text:p>103682126</text:p>
          </table:table-cell>
          <table:table-cell office:value-type="float" office:value="4005027172" table:style-name="ce1">
            <text:p>4005027172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IA MAGDALENA LOOR ROMERO</text:p>
          </table:table-cell>
          <table:table-cell office:value-type="float" office:value="1311204208" table:style-name="ce1">
            <text:p>1311204208</text:p>
          </table:table-cell>
          <table:table-cell office:value-type="float" office:value="931009572" table:style-name="ce1">
            <text:p>93100957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IO GINO COKA BORJA</text:p>
          </table:table-cell>
          <table:table-cell office:value-type="float" office:value="902897503" table:style-name="ce1">
            <text:p>902897503</text:p>
          </table:table-cell>
          <table:table-cell office:value-type="float" office:value="61150999" table:style-name="ce1">
            <text:p>6115099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JORIE DE LAS MERCEDES ESPIN</text:p>
          </table:table-cell>
          <table:table-cell office:value-type="float" office:value="914401724" table:style-name="ce1">
            <text:p>914401724</text:p>
          </table:table-cell>
          <table:table-cell office:value-type="float" office:value="2049668" table:style-name="ce1">
            <text:p>2049668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THA FABIOLA LOJA</text:p>
          </table:table-cell>
          <table:table-cell office:value-type="float" office:value="1704520863" table:style-name="ce1">
            <text:p>1704520863</text:p>
          </table:table-cell>
          <table:table-cell office:value-type="float" office:value="1611024025" table:style-name="ce1">
            <text:p>161102402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RTHA YOLANDA TENEMPAGUAY PRECIADO</text:p>
          </table:table-cell>
          <table:table-cell office:value-type="float" office:value="904058930" table:style-name="ce1">
            <text:p>904058930</text:p>
          </table:table-cell>
          <table:table-cell office:value-type="float" office:value="31362353" table:style-name="ce1">
            <text:p>313623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XIMO ANASTACIO AVILES FORTUN</text:p>
          </table:table-cell>
          <table:table-cell office:value-type="float" office:value="800407538" table:style-name="ce1">
            <text:p>800407538</text:p>
          </table:table-cell>
          <table:table-cell office:value-type="float" office:value="1005000390" table:style-name="ce1">
            <text:p>1005000390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AXIMO DANIEL CASTILLO BRICEÑO</text:p>
          </table:table-cell>
          <table:table-cell office:value-type="float" office:value="1101706073" table:style-name="ce1">
            <text:p>1101706073</text:p>
          </table:table-cell>
          <table:table-cell office:value-type="float" office:value="1401114143" table:style-name="ce1">
            <text:p>140111414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ERCEDES BEATRIZ ALTAMIRANO CANTOS</text:p>
          </table:table-cell>
          <table:table-cell office:value-type="float" office:value="905909644" table:style-name="ce1">
            <text:p>905909644</text:p>
          </table:table-cell>
          <table:table-cell office:value-type="float" office:value="4021115759" table:style-name="ce1">
            <text:p>402111575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IGUEL ANTONIO NEIRA CARVAJAL</text:p>
          </table:table-cell>
          <table:table-cell office:value-type="float" office:value="903613180" table:style-name="ce1">
            <text:p>903613180</text:p>
          </table:table-cell>
          <table:table-cell office:value-type="float" office:value="7001041633" table:style-name="ce1">
            <text:p>700104163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ISHELLE MAGDALENA BUESTAN BARAHONA</text:p>
          </table:table-cell>
          <table:table-cell office:value-type="float" office:value="922690607" table:style-name="ce1">
            <text:p>922690607</text:p>
          </table:table-cell>
          <table:table-cell office:value-type="float" office:value="941228242" table:style-name="ce1">
            <text:p>94122824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MUNOZ ORTIZ LOURDES DEL SOCORRO</text:p>
          </table:table-cell>
          <table:table-cell office:value-type="float" office:value="1702930544" table:style-name="ce1">
            <text:p>1702930544</text:p>
          </table:table-cell>
          <table:table-cell office:value-type="float" office:value="1421053" table:style-name="ce1">
            <text:p>142105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NANCY DE LAS MERCEDES TAIPE AL</text:p>
          </table:table-cell>
          <table:table-cell office:value-type="float" office:value="1709368375" table:style-name="ce1">
            <text:p>1709368375</text:p>
          </table:table-cell>
          <table:table-cell office:value-type="float" office:value="5061055077" table:style-name="ce1">
            <text:p>506105507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NARANJO MALDONADO ERNESTO ENRIQUE</text:p>
          </table:table-cell>
          <table:table-cell office:value-type="float" office:value="920215977" table:style-name="ce1">
            <text:p>920215977</text:p>
          </table:table-cell>
          <table:table-cell office:value-type="float" office:value="21226729" table:style-name="ce1">
            <text:p>2122672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NESTOR JAVIER BELTRAN VALLEJO</text:p>
          </table:table-cell>
          <table:table-cell office:value-type="float" office:value="927006577" table:style-name="ce1">
            <text:p>927006577</text:p>
          </table:table-cell>
          <table:table-cell office:value-type="float" office:value="881127171" table:style-name="ce1">
            <text:p>88112717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OLGA LIVIA MURILLO CALLE</text:p>
          </table:table-cell>
          <table:table-cell office:value-type="float" office:value="916767049" table:style-name="ce1">
            <text:p>916767049</text:p>
          </table:table-cell>
          <table:table-cell office:value-type="float" office:value="6001037743" table:style-name="ce1">
            <text:p>600103774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OLGA MARIA PUMA</text:p>
          </table:table-cell>
          <table:table-cell office:value-type="float" office:value="300618949" table:style-name="ce1">
            <text:p>300618949</text:p>
          </table:table-cell>
          <table:table-cell office:value-type="float" office:value="4021071159" table:style-name="ce1">
            <text:p>402107115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OLGA VICENTA CHAMBA REVILLA</text:p>
          </table:table-cell>
          <table:table-cell office:value-type="float" office:value="701081242" table:style-name="ce1">
            <text:p>701081242</text:p>
          </table:table-cell>
          <table:table-cell office:value-type="float" office:value="1651081265" table:style-name="ce1">
            <text:p>165108126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ABLO DANIEL PLAZA PARRA</text:p>
          </table:table-cell>
          <table:table-cell office:value-type="float" office:value="1717837379" table:style-name="ce1">
            <text:p>1717837379</text:p>
          </table:table-cell>
          <table:table-cell office:value-type="float" office:value="5005077398" table:style-name="ce1">
            <text:p>5005077398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ATRICIA LEON MERCHAN</text:p>
          </table:table-cell>
          <table:table-cell office:value-type="float" office:value="917450827" table:style-name="ce1">
            <text:p>917450827</text:p>
          </table:table-cell>
          <table:table-cell office:value-type="float" office:value="35031996" table:style-name="ce1">
            <text:p>35031996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ATRICIA PINCAY SANTILLAN</text:p>
          </table:table-cell>
          <table:table-cell office:value-type="float" office:value="702895699" table:style-name="ce1">
            <text:p>702895699</text:p>
          </table:table-cell>
          <table:table-cell office:value-type="float" office:value="11113407" table:style-name="ce1">
            <text:p>1111340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EDRO ANTONIO QUINGA GAVILANES</text:p>
          </table:table-cell>
          <table:table-cell office:value-type="float" office:value="917056301" table:style-name="ce1">
            <text:p>917056301</text:p>
          </table:table-cell>
          <table:table-cell office:value-type="float" office:value="861074397" table:style-name="ce1">
            <text:p>86107439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EDRO FELIPE MONTOYA GAIBOR</text:p>
          </table:table-cell>
          <table:table-cell office:value-type="float" office:value="956785810" table:style-name="ce1">
            <text:p>956785810</text:p>
          </table:table-cell>
          <table:table-cell office:value-type="float" office:value="951258264" table:style-name="ce1">
            <text:p>95125826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EDRO PABLO PANIMBOZA PULLUTAX</text:p>
          </table:table-cell>
          <table:table-cell office:value-type="float" office:value="1804275962" table:style-name="ce1">
            <text:p>1804275962</text:p>
          </table:table-cell>
          <table:table-cell office:value-type="float" office:value="1201042737" table:style-name="ce1">
            <text:p>120104273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ETER MAURO VASQUEZ LAINEZ</text:p>
          </table:table-cell>
          <table:table-cell office:value-type="float" office:value="703813287" table:style-name="ce1">
            <text:p>703813287</text:p>
          </table:table-cell>
          <table:table-cell office:value-type="float" office:value="3001152257" table:style-name="ce1">
            <text:p>300115225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EZO CASTRO IVAN ANDRES</text:p>
          </table:table-cell>
          <table:table-cell office:value-type="float" office:value="927198952" table:style-name="ce1">
            <text:p>927198952</text:p>
          </table:table-cell>
          <table:table-cell office:value-type="float" office:value="21621307" table:style-name="ce1">
            <text:p>2162130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INCAY CORDOVA GUSTAVO ROSENDO</text:p>
          </table:table-cell>
          <table:table-cell office:value-type="float" office:value="1310917297" table:style-name="ce1">
            <text:p>1310917297</text:p>
          </table:table-cell>
          <table:table-cell office:value-type="float" office:value="21225893" table:style-name="ce1">
            <text:p>2122589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INCAY NIEVES OCTAVIO ARNULFO</text:p>
          </table:table-cell>
          <table:table-cell office:value-type="float" office:value="919266098" table:style-name="ce1">
            <text:p>919266098</text:p>
          </table:table-cell>
          <table:table-cell office:value-type="float" office:value="21224891" table:style-name="ce1">
            <text:p>21224891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OSLIGUA MORALES HOLGER IVAN</text:p>
          </table:table-cell>
          <table:table-cell office:value-type="float" office:value="1202490759" table:style-name="ce1">
            <text:p>1202490759</text:p>
          </table:table-cell>
          <table:table-cell office:value-type="float" office:value="1722497" table:style-name="ce1">
            <text:p>172249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POZO GONZALEZ CARLOS FABIAN</text:p>
          </table:table-cell>
          <table:table-cell office:value-type="float" office:value="924729908" table:style-name="ce1">
            <text:p>924729908</text:p>
          </table:table-cell>
          <table:table-cell office:value-type="float" office:value="2425312" table:style-name="ce1">
            <text:p>2425312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AUL TAMAY</text:p>
          </table:table-cell>
          <table:table-cell office:value-type="float" office:value="1801876614" table:style-name="ce1">
            <text:p>1801876614</text:p>
          </table:table-cell>
          <table:table-cell office:value-type="float" office:value="1621059965" table:style-name="ce1">
            <text:p>162105996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AYNEL ARMANDO VERA GONZALEZ</text:p>
          </table:table-cell>
          <table:table-cell office:value-type="float" office:value="930801428" table:style-name="ce1">
            <text:p>930801428</text:p>
          </table:table-cell>
          <table:table-cell office:value-type="float" office:value="11189467" table:style-name="ce1">
            <text:p>1118946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IMBERTO FELIPE FLORES PLUA</text:p>
          </table:table-cell>
          <table:table-cell office:value-type="float" office:value="1308002417" table:style-name="ce1">
            <text:p>1308002417</text:p>
          </table:table-cell>
          <table:table-cell office:value-type="float" office:value="7001147189" table:style-name="ce1">
            <text:p>700114718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OMERO PLAZA JONAS WALTER</text:p>
          </table:table-cell>
          <table:table-cell office:value-type="float" office:value="1302041445" table:style-name="ce1">
            <text:p>1302041445</text:p>
          </table:table-cell>
          <table:table-cell office:value-type="float" office:value="3578837" table:style-name="ce1">
            <text:p>3578837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OSA ELVIRA BONILLA TUZA</text:p>
          </table:table-cell>
          <table:table-cell office:value-type="float" office:value="1713649307" table:style-name="ce1">
            <text:p>1713649307</text:p>
          </table:table-cell>
          <table:table-cell office:value-type="float" office:value="1631128763" table:style-name="ce1">
            <text:p>1631128763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OSA ELVIRA VASQUEZ VALDIVIEZO</text:p>
          </table:table-cell>
          <table:table-cell office:value-type="float" office:value="922126727" table:style-name="ce1">
            <text:p>922126727</text:p>
          </table:table-cell>
          <table:table-cell office:value-type="float" office:value="2262510" table:style-name="ce1">
            <text:p>226251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OSARIO CLAUDINA GOMEZ CALLE</text:p>
          </table:table-cell>
          <table:table-cell office:value-type="float" office:value="301118972" table:style-name="ce1">
            <text:p>301118972</text:p>
          </table:table-cell>
          <table:table-cell office:value-type="float" office:value="3001039975" table:style-name="ce1">
            <text:p>300103997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ROXANA PAMELA ALVAREZ SUAREZ</text:p>
          </table:table-cell>
          <table:table-cell office:value-type="float" office:value="920214848" table:style-name="ce1">
            <text:p>920214848</text:p>
          </table:table-cell>
          <table:table-cell office:value-type="float" office:value="925028512" table:style-name="ce1">
            <text:p>925028512</text:p>
          </table:table-cell>
          <table:table-cell office:value-type="string" table:style-name="ce1">
            <text:p>AHO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SANCHEZ ARGOTI YAHAIRA GABRIELA</text:p>
          </table:table-cell>
          <table:table-cell office:value-type="float" office:value="401360102" table:style-name="ce1">
            <text:p>401360102</text:p>
          </table:table-cell>
          <table:table-cell office:value-type="float" office:value="21177645" table:style-name="ce1">
            <text:p>211776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SILVA VILLAMAR DAVID STALYN</text:p>
          </table:table-cell>
          <table:table-cell office:value-type="float" office:value="916491533" table:style-name="ce1">
            <text:p>916491533</text:p>
          </table:table-cell>
          <table:table-cell office:value-type="float" office:value="911161626" table:style-name="ce1">
            <text:p>911161626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TOBAR ROSERO CHRISTIAN DANIEL</text:p>
          </table:table-cell>
          <table:table-cell office:value-type="float" office:value="921381703" table:style-name="ce1">
            <text:p>921381703</text:p>
          </table:table-cell>
          <table:table-cell office:value-type="float" office:value="1832145" table:style-name="ce1">
            <text:p>1832145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VERONICA ESPERANZA GARCIA MEZA</text:p>
          </table:table-cell>
          <table:table-cell office:value-type="float" office:value="1715859359" table:style-name="ce1">
            <text:p>1715859359</text:p>
          </table:table-cell>
          <table:table-cell office:value-type="float" office:value="5061027649" table:style-name="ce1">
            <text:p>5061027649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YANSI YESENIA QUINONEZ CALERO</text:p>
          </table:table-cell>
          <table:table-cell office:value-type="float" office:value="801715798" table:style-name="ce1">
            <text:p>801715798</text:p>
          </table:table-cell>
          <table:table-cell office:value-type="float" office:value="1301013524" table:style-name="ce1">
            <text:p>1301013524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08/2023</text:p>
          </table:table-cell>
          <table:table-cell office:value-type="string" table:style-name="ce1">
            <text:p>ZAMBRANO GUERRERO LEONEL STEVEN</text:p>
          </table:table-cell>
          <table:table-cell office:value-type="float" office:value="941117491" table:style-name="ce1">
            <text:p>941117491</text:p>
          </table:table-cell>
          <table:table-cell office:value-type="float" office:value="981388020" table:style-name="ce1">
            <text:p>981388020</text:p>
          </table:table-cell>
          <table:table-cell office:value-type="string" table:style-name="ce1">
            <text:p>CTE</text:p>
          </table:table-cell>
          <table:table-cell table:number-columns-repeated="16379"/>
        </table:table-row>
        <table:table-row table:number-rows-repeated="1048234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Hoja1.A1:Hoja1.E342" table:display-filter-buttons="true">
          <table:filter>
            <table:filter-condition table:field-number="2" table:value="0" table:operator="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Kevin Bastidas Zavala (Externo)</dc:creator>
    <meta:creation-date>2023-09-15T14:13:26Z</meta:creation-date>
    <dc:date>2023-09-19T13:57:03Z</dc:date>
    <meta:editing-cycles>1</meta:editing-cycles>
    <meta:editing-duration>PT73S</meta:editing-duration>
  </office:meta>
</office:document-meta>
</file>